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31.5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2.379cm"/>
    </style:style>
    <style:style style:name="co16" style:family="table-column">
      <style:table-column-properties fo:break-before="auto" style:column-width="1.704cm"/>
    </style:style>
    <style:style style:name="co12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9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  <style:text-properties style:text-position="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  <style:text-properties style:text-position="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  <style:text-properties style:text-position="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</office:automatic-styles>
  <office:body>
    <office:spreadsheet>
      <table:table table:name="Level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4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0:::secs:</text:p>
          </table:table-cell>
          <table:table-cell office:value-type="float" office:value="6.7">
            <text:p>6.7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4:::secs:</text:p>
          </table:table-cell>
          <table:table-cell office:value-type="float" office:value="5.44">
            <text:p>5.4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5:::secs:</text:p>
          </table:table-cell>
          <table:table-cell office:value-type="float" office:value="6.55">
            <text:p>6.5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0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8:::secs:</text:p>
          </table:table-cell>
          <table:table-cell office:value-type="float" office:value="7.48">
            <text:p>7.48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3:::secs:</text:p>
          </table:table-cell>
          <table:table-cell office:value-type="float" office:value="6.73">
            <text:p>6.73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5:::secs:</text:p>
          </table:table-cell>
          <table:table-cell office:value-type="float" office:value="6.75">
            <text:p>6.75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81:::secs:</text:p>
          </table:table-cell>
          <table:table-cell office:value-type="float" office:value="9.81">
            <text:p>9.81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0:::secs:</text:p>
          </table:table-cell>
          <table:table-cell office:value-type="float" office:value="3.1">
            <text:p>3.1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8:::secs:</text:p>
          </table:table-cell>
          <table:table-cell office:value-type="float" office:value="11.68">
            <text:p>11.6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7:::secs:</text:p>
          </table:table-cell>
          <table:table-cell office:value-type="float" office:value="12.07">
            <text:p>12.07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3:::secs:</text:p>
          </table:table-cell>
          <table:table-cell office:value-type="float" office:value="11.93">
            <text:p>11.93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5:::secs:</text:p>
          </table:table-cell>
          <table:table-cell office:value-type="float" office:value="6.25">
            <text:p>6.25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4:::secs:</text:p>
          </table:table-cell>
          <table:table-cell office:value-type="float" office:value="6.34">
            <text:p>6.34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5:::secs:</text:p>
          </table:table-cell>
          <table:table-cell office:value-type="float" office:value="6.35">
            <text:p>6.35</text:p>
          </table:table-cell>
          <table:table-cell office:value-type="string">
            <text:p>59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88:::secs:</text:p>
          </table:table-cell>
          <table:table-cell office:value-type="float" office:value="20.88">
            <text:p>20.88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0:::secs:</text:p>
          </table:table-cell>
          <table:table-cell office:value-type="float" office:value="18.9">
            <text:p>18.9</text:p>
          </table:table-cell>
          <table:table-cell office:value-type="string">
            <text:p>840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6:::secs:</text:p>
          </table:table-cell>
          <table:table-cell office:value-type="float" office:value="18.96">
            <text:p>18.9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33:::secs:</text:p>
          </table:table-cell>
          <table:table-cell office:value-type="float" office:value="19.33">
            <text:p>19.3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23:::secs:</text:p>
          </table:table-cell>
          <table:table-cell office:value-type="float" office:value="19.23">
            <text:p>19.2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8:::secs:</text:p>
          </table:table-cell>
          <table:table-cell office:value-type="float" office:value="13.38">
            <text:p>13.3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7:::secs:</text:p>
          </table:table-cell>
          <table:table-cell office:value-type="float" office:value="13.47">
            <text:p>13.47</text:p>
          </table:table-cell>
          <table:table-cell office:value-type="string">
            <text:p>6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8:::secs:</text:p>
          </table:table-cell>
          <table:table-cell office:value-type="float" office:value="13.48">
            <text:p>13.4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9:::secs:</text:p>
          </table:table-cell>
          <table:table-cell office:value-type="float" office:value="38.09">
            <text:p>38.0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46:::secs:</text:p>
          </table:table-cell>
          <table:table-cell office:value-type="float" office:value="33.46">
            <text:p>33.46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95:::secs:</text:p>
          </table:table-cell>
          <table:table-cell office:value-type="float" office:value="34.95">
            <text:p>34.95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39:::secs:</text:p>
          </table:table-cell>
          <table:table-cell office:value-type="float" office:value="34.39">
            <text:p>34.3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0:::secs:</text:p>
          </table:table-cell>
          <table:table-cell office:value-type="float" office:value="35.5">
            <text:p>35.5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46:::secs:</text:p>
          </table:table-cell>
          <table:table-cell office:value-type="float" office:value="28.46">
            <text:p>28.46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09:::secs:</text:p>
          </table:table-cell>
          <table:table-cell office:value-type="float" office:value="29.09">
            <text:p>29.09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1:::secs:</text:p>
          </table:table-cell>
          <table:table-cell office:value-type="float" office:value="29.21">
            <text:p>29.21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7:::secs:</text:p>
          </table:table-cell>
          <table:table-cell office:value-type="float" office:value="29.67">
            <text:p>29.67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8:::secs:</text:p>
          </table:table-cell>
          <table:table-cell office:value-type="float" office:value="29.68">
            <text:p>29.68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1:::secs:</text:p>
          </table:table-cell>
          <table:table-cell office:value-type="float" office:value="1.21">
            <text:p>1.2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1.16:::secs:</text:p>
          </table:table-cell>
          <table:table-cell office:value-type="float" office:value="81.16">
            <text:p>81.16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95:::secs:</text:p>
          </table:table-cell>
          <table:table-cell office:value-type="float" office:value="66.95">
            <text:p>66.9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08:::secs:</text:p>
          </table:table-cell>
          <table:table-cell office:value-type="float" office:value="69.08">
            <text:p>69.08</text:p>
          </table:table-cell>
          <table:table-cell office:value-type="string">
            <text:p>8517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75:::secs:</text:p>
          </table:table-cell>
          <table:table-cell office:value-type="float" office:value="67.75">
            <text:p>67.7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22:::secs:</text:p>
          </table:table-cell>
          <table:table-cell office:value-type="float" office:value="64.22">
            <text:p>64.22</text:p>
          </table:table-cell>
          <table:table-cell office:value-type="string">
            <text:p>7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86:::secs:</text:p>
          </table:table-cell>
          <table:table-cell office:value-type="float" office:value="61.86">
            <text:p>61.86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02:::secs:</text:p>
          </table:table-cell>
          <table:table-cell office:value-type="float" office:value="64.02">
            <text:p>64.02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41:::secs:</text:p>
          </table:table-cell>
          <table:table-cell office:value-type="float" office:value="64.41">
            <text:p>64.41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60:::secs:</text:p>
          </table:table-cell>
          <table:table-cell office:value-type="float" office:value="65.6">
            <text:p>65.6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5:::secs:</text:p>
          </table:table-cell>
          <table:table-cell office:value-type="float" office:value="2.45">
            <text:p>2.45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0.85:::secs:</text:p>
          </table:table-cell>
          <table:table-cell office:value-type="float" office:value="210.85">
            <text:p>210.85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.72:::secs:</text:p>
          </table:table-cell>
          <table:table-cell office:value-type="float" office:value="139.72">
            <text:p>139.72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0:::secs:</text:p>
          </table:table-cell>
          <table:table-cell office:value-type="float" office:value="141.5">
            <text:p>141.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33:::secs:</text:p>
          </table:table-cell>
          <table:table-cell office:value-type="float" office:value="146.33">
            <text:p>146.33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5.58:::secs:</text:p>
          </table:table-cell>
          <table:table-cell office:value-type="float" office:value="145.58">
            <text:p>145.58</text:p>
          </table:table-cell>
          <table:table-cell office:value-type="string">
            <text:p>820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.49:::secs:</text:p>
          </table:table-cell>
          <table:table-cell office:value-type="float" office:value="140.49">
            <text:p>140.4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.94:::secs:</text:p>
          </table:table-cell>
          <table:table-cell office:value-type="float" office:value="133.94">
            <text:p>133.94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.99:::secs:</text:p>
          </table:table-cell>
          <table:table-cell office:value-type="float" office:value="138.99">
            <text:p>138.9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1:::secs:</text:p>
          </table:table-cell>
          <table:table-cell office:value-type="float" office:value="141.51">
            <text:p>141.51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79:::secs:</text:p>
          </table:table-cell>
          <table:table-cell office:value-type="float" office:value="143.79">
            <text:p>143.79</text:p>
          </table:table-cell>
          <table:table-cell office:value-type="string">
            <text:p>7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0:::secs:</text:p>
          </table:table-cell>
          <table:table-cell office:value-type="float" office:value="4.9">
            <text:p>4.9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2:::secs:</text:p>
          </table:table-cell>
          <table:table-cell office:value-type="float" office:value="4.92">
            <text:p>4.9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3:::secs:</text:p>
          </table:table-cell>
          <table:table-cell office:value-type="float" office:value="4.93">
            <text:p>4.9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4:::secs:</text:p>
          </table:table-cell>
          <table:table-cell office:value-type="float" office:value="4.94">
            <text:p>4.9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87:::secs:</text:p>
          </table:table-cell>
          <table:table-cell office:value-type="float" office:value="4.87">
            <text:p>4.87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57:::secs:</text:p>
          </table:table-cell>
          <table:table-cell office:value-type="float" office:value="590.57">
            <text:p>590.57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64:::secs:</text:p>
          </table:table-cell>
          <table:table-cell office:value-type="float" office:value="590.64">
            <text:p>590.64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6.45:::secs:</text:p>
          </table:table-cell>
          <table:table-cell office:value-type="float" office:value="586.45">
            <text:p>586.4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66:::secs:</text:p>
          </table:table-cell>
          <table:table-cell office:value-type="float" office:value="602.66">
            <text:p>602.66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5.35:::secs:</text:p>
          </table:table-cell>
          <table:table-cell office:value-type="float" office:value="615.35">
            <text:p>615.35</text:p>
          </table:table-cell>
          <table:table-cell office:value-type="string">
            <text:p>8215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8.08:::secs:</text:p>
          </table:table-cell>
          <table:table-cell office:value-type="float" office:value="548.08">
            <text:p>548.08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6.62:::secs:</text:p>
          </table:table-cell>
          <table:table-cell office:value-type="float" office:value="566.62">
            <text:p>566.62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7.82:::secs:</text:p>
          </table:table-cell>
          <table:table-cell office:value-type="float" office:value="567.82">
            <text:p>567.82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47:::secs:</text:p>
          </table:table-cell>
          <table:table-cell office:value-type="float" office:value="580.47">
            <text:p>580.47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56:::secs:</text:p>
          </table:table-cell>
          <table:table-cell office:value-type="float" office:value="589.56">
            <text:p>589.56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78:::secs:</text:p>
          </table:table-cell>
          <table:table-cell office:value-type="float" office:value="119.78">
            <text:p>119.78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.76:::secs:</text:p>
          </table:table-cell>
          <table:table-cell office:value-type="float" office:value="116.76">
            <text:p>116.76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58:::secs:</text:p>
          </table:table-cell>
          <table:table-cell office:value-type="float" office:value="119.58">
            <text:p>119.58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6:::secs:</text:p>
          </table:table-cell>
          <table:table-cell office:value-type="float" office:value="75.76">
            <text:p>75.76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1:::secs:</text:p>
          </table:table-cell>
          <table:table-cell office:value-type="float" office:value="11.61">
            <text:p>11.61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81:::secs:</text:p>
          </table:table-cell>
          <table:table-cell office:value-type="float" office:value="22.81">
            <text:p>22.8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1:::secs:</text:p>
          </table:table-cell>
          <table:table-cell office:value-type="float" office:value="21.11">
            <text:p>21.11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6:::secs:</text:p>
          </table:table-cell>
          <table:table-cell office:value-type="float" office:value="10.86">
            <text:p>10.86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2:::secs:</text:p>
          </table:table-cell>
          <table:table-cell office:value-type="float" office:value="10.72">
            <text:p>10.72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2:::secs:</text:p>
          </table:table-cell>
          <table:table-cell office:value-type="float" office:value="10.82">
            <text:p>10.8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91.68:::secs:</text:p>
          </table:table-cell>
          <table:table-cell office:value-type="float" office:value="1991.68">
            <text:p>1991.6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2.84:::secs:</text:p>
          </table:table-cell>
          <table:table-cell office:value-type="float" office:value="1972.84">
            <text:p>1972.84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37.09:::secs:</text:p>
          </table:table-cell>
          <table:table-cell office:value-type="float" office:value="1937.09">
            <text:p>1937.09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9.23:::secs:</text:p>
          </table:table-cell>
          <table:table-cell office:value-type="float" office:value="2029.23">
            <text:p>2029.23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11.34:::secs:</text:p>
          </table:table-cell>
          <table:table-cell office:value-type="float" office:value="2011.34">
            <text:p>2011.34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2.89:::secs:</text:p>
          </table:table-cell>
          <table:table-cell office:value-type="float" office:value="1922.89">
            <text:p>1922.89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35.21:::secs:</text:p>
          </table:table-cell>
          <table:table-cell office:value-type="float" office:value="2035.21">
            <text:p>2035.21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42:::secs:</text:p>
          </table:table-cell>
          <table:table-cell office:value-type="float" office:value="1981.42">
            <text:p>1981.42</text:p>
          </table:table-cell>
          <table:table-cell office:value-type="string">
            <text:p>7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50.59:::secs:</text:p>
          </table:table-cell>
          <table:table-cell office:value-type="float" office:value="2050.59">
            <text:p>2050.59</text:p>
          </table:table-cell>
          <table:table-cell office:value-type="string">
            <text:p>7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81.80:::secs:</text:p>
          </table:table-cell>
          <table:table-cell office:value-type="float" office:value="2081.8">
            <text:p>2081.8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8.31:::secs:</text:p>
          </table:table-cell>
          <table:table-cell office:value-type="float" office:value="628.31">
            <text:p>628.3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13:::secs:</text:p>
          </table:table-cell>
          <table:table-cell office:value-type="float" office:value="658.13">
            <text:p>658.13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8.11:::secs:</text:p>
          </table:table-cell>
          <table:table-cell office:value-type="float" office:value="638.11">
            <text:p>638.1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9.18:::secs:</text:p>
          </table:table-cell>
          <table:table-cell office:value-type="float" office:value="609.18">
            <text:p>609.18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7.21:::secs:</text:p>
          </table:table-cell>
          <table:table-cell office:value-type="float" office:value="647.21">
            <text:p>647.21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60:::secs:</text:p>
          </table:table-cell>
          <table:table-cell office:value-type="float" office:value="608.6">
            <text:p>608.6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77:::secs:</text:p>
          </table:table-cell>
          <table:table-cell office:value-type="float" office:value="673.77">
            <text:p>673.77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09:::secs:</text:p>
          </table:table-cell>
          <table:table-cell office:value-type="float" office:value="611.09">
            <text:p>611.0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2.52:::secs:</text:p>
          </table:table-cell>
          <table:table-cell office:value-type="float" office:value="662.52">
            <text:p>662.5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11:::secs:</text:p>
          </table:table-cell>
          <table:table-cell office:value-type="float" office:value="608.11">
            <text:p>608.1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1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8">
            <text:p>0.48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0.59">
            <text:p>0.59</text:p>
          </table:table-cell>
          <table:table-cell office:value-type="float" office:value="13.38">
            <text:p>13.38</text:p>
          </table:table-cell>
          <table:table-cell office:value-type="float" office:value="18.9">
            <text:p>18.9</text:p>
          </table:table-cell>
          <table:table-cell office:value-type="float" office:value="0.24">
            <text:p>0.24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1.2">
            <text:p>1.2</text:p>
          </table:table-cell>
          <table:table-cell office:value-type="float" office:value="28.46">
            <text:p>28.46</text:p>
          </table:table-cell>
          <table:table-cell office:value-type="float" office:value="33.46">
            <text:p>33.46</text:p>
          </table:table-cell>
          <table:table-cell office:value-type="float" office:value="0.49">
            <text:p>0.49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2.45">
            <text:p>2.45</text:p>
          </table:table-cell>
          <table:table-cell office:value-type="float" office:value="61.86">
            <text:p>61.86</text:p>
          </table:table-cell>
          <table:table-cell office:value-type="float" office:value="66.95">
            <text:p>66.95</text:p>
          </table:table-cell>
          <table:table-cell office:value-type="float" office:value="0.99">
            <text:p>0.99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4.87">
            <text:p>4.87</text:p>
          </table:table-cell>
          <table:table-cell office:value-type="float" office:value="133.94">
            <text:p>133.94</text:p>
          </table:table-cell>
          <table:table-cell office:value-type="float" office:value="139.72">
            <text:p>139.72</text:p>
          </table:table-cell>
          <table:table-cell office:value-type="float" office:value="1.99">
            <text:p>1.99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0.72">
            <text:p>10.72</text:p>
          </table:table-cell>
          <table:table-cell office:value-type="float" office:value="548.08">
            <text:p>548.08</text:p>
          </table:table-cell>
          <table:table-cell office:value-type="float" office:value="586.45">
            <text:p>586.45</text:p>
          </table:table-cell>
          <table:table-cell office:value-type="float" office:value="11.61">
            <text:p>11.61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608.11">
            <text:p>608.11</text:p>
          </table:table-cell>
          <table:table-cell office:value-type="float" office:value="1922.89">
            <text:p>1922.89</text:p>
          </table:table-cell>
          <table:table-cell office:value-type="float" office:value="1937.09">
            <text:p>1937.09</text:p>
          </table:table-cell>
          <table:table-cell office:value-type="float" office:value="609.18">
            <text:p>609.18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5.41">
            <text:p>5.41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 office:value-type="float" office:value="5.94">
            <text:p>5.94</text:p>
          </table:table-cell>
          <table:table-cell office:value-type="float" office:value="0.02">
            <text:p>0.02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3">
            <text:p>1.53</text:p>
          </table:table-cell>
          <table:table-cell office:value-type="float" office:value="6.73">
            <text:p>6.73</text:p>
          </table:table-cell>
          <table:table-cell office:value-type="float" office:value="0.04">
            <text:p>0.04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9">
            <text:p>3.09</text:p>
          </table:table-cell>
          <table:table-cell office:value-type="float" office:value="8.37">
            <text:p>8.37</text:p>
          </table:table-cell>
          <table:table-cell office:value-type="float" office:value="0.07">
            <text:p>0.07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0.3">
            <text:p>0.3</text:p>
          </table:table-cell>
          <table:table-cell table:style-name="ce14" office:value-type="float" office:value="6.25">
            <text:p>6.25</text:p>
          </table:table-cell>
          <table:table-cell table:style-name="ce14" office:value-type="float" office:value="11.68">
            <text:p>11.68</text:p>
          </table:table-cell>
          <table:table-cell table:style-name="ce19" office:value-type="float" office:value="0.12">
            <text:p>0.12</text:p>
          </table:table-cell>
        </table:table-row>
      </table:table>
      <table:table table:name="Level 2" table:style-name="ta1">
        <table:table-column table:style-name="co12" table:default-cell-style-name="Default"/>
        <table:table-row table:style-name="ro3">
          <table:table-cell/>
        </table:table-row>
      </table:table>
      <table:table table:name="Level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0:::secs:</text:p>
          </table:table-cell>
          <table:table-cell office:value-type="float" office:value="7.5">
            <text:p>7.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7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68:::secs:</text:p>
          </table:table-cell>
          <table:table-cell office:value-type="float" office:value="9.68">
            <text:p>9.68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2:::secs:</text:p>
          </table:table-cell>
          <table:table-cell office:value-type="float" office:value="5.62">
            <text:p>5.62</text:p>
          </table:table-cell>
          <table:table-cell office:value-type="string">
            <text:p>181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0:::secs:</text:p>
          </table:table-cell>
          <table:table-cell office:value-type="float" office:value="5.6">
            <text:p>5.6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99:::secs:</text:p>
          </table:table-cell>
          <table:table-cell office:value-type="float" office:value="17.99">
            <text:p>17.99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320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6:::secs:</text:p>
          </table:table-cell>
          <table:table-cell office:value-type="float" office:value="7.06">
            <text:p>7.06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5:::secs:</text:p>
          </table:table-cell>
          <table:table-cell office:value-type="float" office:value="28.05">
            <text:p>28.05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9:::secs:</text:p>
          </table:table-cell>
          <table:table-cell office:value-type="float" office:value="8.79">
            <text:p>8.79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1:::secs:</text:p>
          </table:table-cell>
          <table:table-cell office:value-type="float" office:value="9.01">
            <text:p>9.0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3:::secs:</text:p>
          </table:table-cell>
          <table:table-cell office:value-type="float" office:value="8.93">
            <text:p>8.93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6:::secs:</text:p>
          </table:table-cell>
          <table:table-cell office:value-type="float" office:value="9.06">
            <text:p>9.06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2:::secs:</text:p>
          </table:table-cell>
          <table:table-cell office:value-type="float" office:value="3.52">
            <text:p>3.52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5:::secs:</text:p>
          </table:table-cell>
          <table:table-cell office:value-type="float" office:value="3.55">
            <text:p>3.55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8:::secs:</text:p>
          </table:table-cell>
          <table:table-cell office:value-type="float" office:value="34.68">
            <text:p>34.68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43:::secs:</text:p>
          </table:table-cell>
          <table:table-cell office:value-type="float" office:value="12.43">
            <text:p>12.43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7:::secs:</text:p>
          </table:table-cell>
          <table:table-cell office:value-type="float" office:value="13.07">
            <text:p>13.0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6:::secs:</text:p>
          </table:table-cell>
          <table:table-cell office:value-type="float" office:value="12.66">
            <text:p>12.66</text:p>
          </table:table-cell>
          <table:table-cell office:value-type="string">
            <text:p>7170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7:::secs:</text:p>
          </table:table-cell>
          <table:table-cell office:value-type="float" office:value="13.17">
            <text:p>13.1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3:::secs:</text:p>
          </table:table-cell>
          <table:table-cell office:value-type="float" office:value="7.33">
            <text:p>7.3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3:::secs:</text:p>
          </table:table-cell>
          <table:table-cell office:value-type="float" office:value="35.63">
            <text:p>35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3:::secs:</text:p>
          </table:table-cell>
          <table:table-cell office:value-type="float" office:value="19.43">
            <text:p>19.4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6:::secs:</text:p>
          </table:table-cell>
          <table:table-cell office:value-type="float" office:value="21.16">
            <text:p>21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20:::secs:</text:p>
          </table:table-cell>
          <table:table-cell office:value-type="float" office:value="21.2">
            <text:p>21.2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66:::secs:</text:p>
          </table:table-cell>
          <table:table-cell office:value-type="float" office:value="14.66">
            <text:p>14.6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93:::secs:</text:p>
          </table:table-cell>
          <table:table-cell office:value-type="float" office:value="15.93">
            <text:p>15.9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6:::secs:</text:p>
          </table:table-cell>
          <table:table-cell office:value-type="float" office:value="15.26">
            <text:p>15.2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4:::secs:</text:p>
          </table:table-cell>
          <table:table-cell office:value-type="float" office:value="15.54">
            <text:p>15.54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3:::secs:</text:p>
          </table:table-cell>
          <table:table-cell office:value-type="float" office:value="14.23">
            <text:p>14.2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1.59:::secs:</text:p>
          </table:table-cell>
          <table:table-cell office:value-type="float" office:value="51.59">
            <text:p>51.59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31:::secs:</text:p>
          </table:table-cell>
          <table:table-cell office:value-type="float" office:value="33.31">
            <text:p>33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13:::secs:</text:p>
          </table:table-cell>
          <table:table-cell office:value-type="float" office:value="40.13">
            <text:p>40.1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69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3:::secs:</text:p>
          </table:table-cell>
          <table:table-cell office:value-type="float" office:value="39.33">
            <text:p>39.3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77:::secs:</text:p>
          </table:table-cell>
          <table:table-cell office:value-type="float" office:value="28.77">
            <text:p>28.77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92:::secs:</text:p>
          </table:table-cell>
          <table:table-cell office:value-type="float" office:value="32.92">
            <text:p>32.9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6:::secs:</text:p>
          </table:table-cell>
          <table:table-cell office:value-type="float" office:value="29.26">
            <text:p>29.26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33:::secs:</text:p>
          </table:table-cell>
          <table:table-cell office:value-type="float" office:value="32.33">
            <text:p>32.33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62:::secs:</text:p>
          </table:table-cell>
          <table:table-cell office:value-type="float" office:value="30.62">
            <text:p>30.6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4:::secs:</text:p>
          </table:table-cell>
          <table:table-cell office:value-type="float" office:value="1.44">
            <text:p>1.4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7:::secs:</text:p>
          </table:table-cell>
          <table:table-cell office:value-type="float" office:value="1.77">
            <text:p>1.77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7.16:::secs:</text:p>
          </table:table-cell>
          <table:table-cell office:value-type="float" office:value="327.16">
            <text:p>327.1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23:::secs:</text:p>
          </table:table-cell>
          <table:table-cell office:value-type="float" office:value="90.23">
            <text:p>90.23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92:::secs:</text:p>
          </table:table-cell>
          <table:table-cell office:value-type="float" office:value="79.92">
            <text:p>79.92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78:::secs:</text:p>
          </table:table-cell>
          <table:table-cell office:value-type="float" office:value="65.78">
            <text:p>65.78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21:::secs:</text:p>
          </table:table-cell>
          <table:table-cell office:value-type="float" office:value="79.21">
            <text:p>79.21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51:::secs:</text:p>
          </table:table-cell>
          <table:table-cell office:value-type="float" office:value="56.51">
            <text:p>56.5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71:::secs:</text:p>
          </table:table-cell>
          <table:table-cell office:value-type="float" office:value="68.71">
            <text:p>68.7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32:::secs:</text:p>
          </table:table-cell>
          <table:table-cell office:value-type="float" office:value="58.32">
            <text:p>58.32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74:::secs:</text:p>
          </table:table-cell>
          <table:table-cell office:value-type="float" office:value="70.74">
            <text:p>70.74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98:::secs:</text:p>
          </table:table-cell>
          <table:table-cell office:value-type="float" office:value="61.98">
            <text:p>61.98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0:::secs:</text:p>
          </table:table-cell>
          <table:table-cell office:value-type="float" office:value="3.2">
            <text:p>3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3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5.90:::secs:</text:p>
          </table:table-cell>
          <table:table-cell office:value-type="float" office:value="345.9">
            <text:p>345.9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3:::secs:</text:p>
          </table:table-cell>
          <table:table-cell office:value-type="float" office:value="147.23">
            <text:p>147.23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49:::secs:</text:p>
          </table:table-cell>
          <table:table-cell office:value-type="float" office:value="162.49">
            <text:p>162.49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55:::secs:</text:p>
          </table:table-cell>
          <table:table-cell office:value-type="float" office:value="149.55">
            <text:p>149.55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86:::secs:</text:p>
          </table:table-cell>
          <table:table-cell office:value-type="float" office:value="168.86">
            <text:p>168.86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94:::secs:</text:p>
          </table:table-cell>
          <table:table-cell office:value-type="float" office:value="141.94">
            <text:p>141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5.22:::secs:</text:p>
          </table:table-cell>
          <table:table-cell office:value-type="float" office:value="155.22">
            <text:p>155.22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46:::secs:</text:p>
          </table:table-cell>
          <table:table-cell office:value-type="float" office:value="143.46">
            <text:p>143.46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94:::secs:</text:p>
          </table:table-cell>
          <table:table-cell office:value-type="float" office:value="157.94">
            <text:p>157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13:::secs:</text:p>
          </table:table-cell>
          <table:table-cell office:value-type="float" office:value="148.13">
            <text:p>148.13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9:::secs:</text:p>
          </table:table-cell>
          <table:table-cell office:value-type="float" office:value="3.89">
            <text:p>3.8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8:::secs:</text:p>
          </table:table-cell>
          <table:table-cell office:value-type="float" office:value="6.18">
            <text:p>6.1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6:::secs:</text:p>
          </table:table-cell>
          <table:table-cell office:value-type="float" office:value="6.16">
            <text:p>6.1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8:::secs:</text:p>
          </table:table-cell>
          <table:table-cell office:value-type="float" office:value="6.28">
            <text:p>6.28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3:::secs:</text:p>
          </table:table-cell>
          <table:table-cell office:value-type="float" office:value="6.23">
            <text:p>6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0:::secs:</text:p>
          </table:table-cell>
          <table:table-cell office:value-type="float" office:value="6.2">
            <text:p>6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08:::secs:</text:p>
          </table:table-cell>
          <table:table-cell office:value-type="float" office:value="704.08">
            <text:p>704.08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8.50:::secs:</text:p>
          </table:table-cell>
          <table:table-cell office:value-type="float" office:value="708.5">
            <text:p>708.5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2.86:::secs:</text:p>
          </table:table-cell>
          <table:table-cell office:value-type="float" office:value="732.86">
            <text:p>732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7.09:::secs:</text:p>
          </table:table-cell>
          <table:table-cell office:value-type="float" office:value="717.09">
            <text:p>717.09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7.86:::secs:</text:p>
          </table:table-cell>
          <table:table-cell office:value-type="float" office:value="707.86">
            <text:p>707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9.98:::secs:</text:p>
          </table:table-cell>
          <table:table-cell office:value-type="float" office:value="699.98">
            <text:p>699.9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10:::secs:</text:p>
          </table:table-cell>
          <table:table-cell office:value-type="float" office:value="704.1">
            <text:p>704.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6.51:::secs:</text:p>
          </table:table-cell>
          <table:table-cell office:value-type="float" office:value="716.51">
            <text:p>716.5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1.32:::secs:</text:p>
          </table:table-cell>
          <table:table-cell office:value-type="float" office:value="751.32">
            <text:p>751.32</text:p>
          </table:table-cell>
          <table:table-cell office:value-type="string">
            <text:p>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6.28:::secs:</text:p>
          </table:table-cell>
          <table:table-cell office:value-type="float" office:value="736.28">
            <text:p>736.2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09:::secs:</text:p>
          </table:table-cell>
          <table:table-cell office:value-type="float" office:value="164.09">
            <text:p>164.09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76:::secs:</text:p>
          </table:table-cell>
          <table:table-cell office:value-type="float" office:value="163.76">
            <text:p>163.76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98:::secs:</text:p>
          </table:table-cell>
          <table:table-cell office:value-type="float" office:value="161.98">
            <text:p>161.98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0:::secs:</text:p>
          </table:table-cell>
          <table:table-cell office:value-type="float" office:value="162.7">
            <text:p>162.7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01:::secs:</text:p>
          </table:table-cell>
          <table:table-cell office:value-type="float" office:value="163.01">
            <text:p>163.01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94:::secs:</text:p>
          </table:table-cell>
          <table:table-cell office:value-type="float" office:value="169.94">
            <text:p>169.94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91:::secs:</text:p>
          </table:table-cell>
          <table:table-cell office:value-type="float" office:value="168.91">
            <text:p>168.9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2.72:::secs:</text:p>
          </table:table-cell>
          <table:table-cell office:value-type="float" office:value="172.72">
            <text:p>172.7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87:::secs:</text:p>
          </table:table-cell>
          <table:table-cell office:value-type="float" office:value="170.87">
            <text:p>170.87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65:::secs:</text:p>
          </table:table-cell>
          <table:table-cell office:value-type="float" office:value="169.65">
            <text:p>169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8.50:::secs:</text:p>
          </table:table-cell>
          <table:table-cell office:value-type="float" office:value="1318.5">
            <text:p>1318.5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9.22:::secs:</text:p>
          </table:table-cell>
          <table:table-cell office:value-type="float" office:value="1349.22">
            <text:p>1349.22</text:p>
          </table:table-cell>
          <table:table-cell office:value-type="string">
            <text:p>1015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5.19:::secs:</text:p>
          </table:table-cell>
          <table:table-cell office:value-type="float" office:value="1395.19">
            <text:p>1395.19</text:p>
          </table:table-cell>
          <table:table-cell office:value-type="string">
            <text:p>1015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7.70:::secs:</text:p>
          </table:table-cell>
          <table:table-cell office:value-type="float" office:value="1317.7">
            <text:p>1317.7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8.06:::secs:</text:p>
          </table:table-cell>
          <table:table-cell office:value-type="float" office:value="1398.06">
            <text:p>1398.06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4.34:::secs:</text:p>
          </table:table-cell>
          <table:table-cell office:value-type="float" office:value="1344.34">
            <text:p>1344.3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2.29:::secs:</text:p>
          </table:table-cell>
          <table:table-cell office:value-type="float" office:value="1342.29">
            <text:p>1342.29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2.78:::secs:</text:p>
          </table:table-cell>
          <table:table-cell office:value-type="float" office:value="1422.78">
            <text:p>1422.78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7.14:::secs:</text:p>
          </table:table-cell>
          <table:table-cell office:value-type="float" office:value="1417.14">
            <text:p>1417.1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9.45:::secs:</text:p>
          </table:table-cell>
          <table:table-cell office:value-type="float" office:value="1419.45">
            <text:p>1419.45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4.31:::secs:</text:p>
          </table:table-cell>
          <table:table-cell office:value-type="float" office:value="254.31">
            <text:p>254.31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24:::secs:</text:p>
          </table:table-cell>
          <table:table-cell office:value-type="float" office:value="248.24">
            <text:p>248.24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58:::secs:</text:p>
          </table:table-cell>
          <table:table-cell office:value-type="float" office:value="248.58">
            <text:p>248.5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9.03:::secs:</text:p>
          </table:table-cell>
          <table:table-cell office:value-type="float" office:value="249.03">
            <text:p>249.03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5.68:::secs:</text:p>
          </table:table-cell>
          <table:table-cell office:value-type="float" office:value="255.68">
            <text:p>255.6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10:::secs:</text:p>
          </table:table-cell>
          <table:table-cell office:value-type="float" office:value="258.1">
            <text:p>258.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12:::secs:</text:p>
          </table:table-cell>
          <table:table-cell office:value-type="float" office:value="257.12">
            <text:p>257.1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81:::secs:</text:p>
          </table:table-cell>
          <table:table-cell office:value-type="float" office:value="257.81">
            <text:p>257.8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33:::secs:</text:p>
          </table:table-cell>
          <table:table-cell office:value-type="float" office:value="258.33">
            <text:p>258.33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43:::secs:</text:p>
          </table:table-cell>
          <table:table-cell office:value-type="float" office:value="257.43">
            <text:p>257.43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3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3" table:number-rows-repeated="2">
          <table:table-cell table:style-name="Default" table:number-columns-repeated="5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3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3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2">
            <text:p>0.02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float" office:value="0.97">
            <text:p>0.97</text:p>
          </table:table-cell>
          <table:table-cell office:value-type="float" office:value="14.23">
            <text:p>14.23</text:p>
          </table:table-cell>
          <table:table-cell office:value-type="float" office:value="19.43">
            <text:p>19.43</text:p>
          </table:table-cell>
          <table:table-cell office:value-type="float" office:value="0.89">
            <text:p>0.89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float" office:value="1.73">
            <text:p>1.73</text:p>
          </table:table-cell>
          <table:table-cell office:value-type="float" office:value="28.77">
            <text:p>28.77</text:p>
          </table:table-cell>
          <table:table-cell office:value-type="float" office:value="33.31">
            <text:p>33.31</text:p>
          </table:table-cell>
          <table:table-cell office:value-type="float" office:value="1.4">
            <text:p>1.4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float" office:value="3.18">
            <text:p>3.18</text:p>
          </table:table-cell>
          <table:table-cell office:value-type="float" office:value="56.51">
            <text:p>56.51</text:p>
          </table:table-cell>
          <table:table-cell office:value-type="float" office:value="65.78">
            <text:p>65.78</text:p>
          </table:table-cell>
          <table:table-cell office:value-type="float" office:value="2.24">
            <text:p>2.24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float" office:value="6.16">
            <text:p>6.16</text:p>
          </table:table-cell>
          <table:table-cell office:value-type="float" office:value="141.94">
            <text:p>141.94</text:p>
          </table:table-cell>
          <table:table-cell office:value-type="float" office:value="147.23">
            <text:p>147.23</text:p>
          </table:table-cell>
          <table:table-cell office:value-type="float" office:value="3.79">
            <text:p>3.79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float" office:value="168.91">
            <text:p>168.91</text:p>
          </table:table-cell>
          <table:table-cell office:value-type="float" office:value="699.98">
            <text:p>699.98</text:p>
          </table:table-cell>
          <table:table-cell office:value-type="float" office:value="704.08">
            <text:p>704.08</text:p>
          </table:table-cell>
          <table:table-cell office:value-type="float" office:value="161.98">
            <text:p>161.98</text:p>
          </table:table-cell>
        </table:table-row>
        <table:table-row table:style-name="ro3">
          <table:table-cell office:value-type="string">
            <text:p>w15</text:p>
          </table:table-cell>
          <table:table-cell office:value-type="float" office:value="257.12">
            <text:p>257.12</text:p>
          </table:table-cell>
          <table:table-cell office:value-type="float" office:value="1342.29">
            <text:p>1342.29</text:p>
          </table:table-cell>
          <table:table-cell office:value-type="float" office:value="1317.7">
            <text:p>1317.7</text:p>
          </table:table-cell>
          <table:table-cell office:value-type="float" office:value="248.24">
            <text:p>248.24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99">
            <text:p>0.99</text:p>
          </table:table-cell>
          <table:table-cell office:value-type="float" office:value="0.02">
            <text:p>0.02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2.02">
            <text:p>2.02</text:p>
          </table:table-cell>
          <table:table-cell office:value-type="float" office:value="0.03">
            <text:p>0.03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float" office:value="0.06">
            <text:p>0.06</text:p>
          </table:table-cell>
          <table:table-cell office:value-type="float" office:value="0.47">
            <text:p>0.47</text:p>
          </table:table-cell>
          <table:table-cell office:value-type="float" office:value="5.57">
            <text:p>5.57</text:p>
          </table:table-cell>
          <table:table-cell office:value-type="float" office:value="0.08">
            <text:p>0.08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float" office:value="0.1">
            <text:p>0.1</text:p>
          </table:table-cell>
          <table:table-cell office:value-type="float" office:value="0.89">
            <text:p>0.89</text:p>
          </table:table-cell>
          <table:table-cell office:value-type="float" office:value="6.06">
            <text:p>6.06</text:p>
          </table:table-cell>
          <table:table-cell office:value-type="float" office:value="0.14">
            <text:p>0.14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float" office:value="0.19">
            <text:p>0.19</text:p>
          </table:table-cell>
          <table:table-cell office:value-type="float" office:value="1.74">
            <text:p>1.74</text:p>
          </table:table-cell>
          <table:table-cell office:value-type="float" office:value="6.98">
            <text:p>6.98</text:p>
          </table:table-cell>
          <table:table-cell office:value-type="float" office:value="0.22">
            <text:p>0.22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float" office:value="0.31">
            <text:p>0.31</text:p>
          </table:table-cell>
          <table:table-cell office:value-type="float" office:value="3.44">
            <text:p>3.44</text:p>
          </table:table-cell>
          <table:table-cell office:value-type="float" office:value="8.79">
            <text:p>8.79</text:p>
          </table:table-cell>
          <table:table-cell office:value-type="float" office:value="0.35">
            <text:p>0.35</text:p>
          </table:table-cell>
        </table:table-row>
        <table:table-row table:style-name="ro3">
          <table:table-cell table:style-name="ce5" office:value-type="string">
            <text:p>w9</text:p>
          </table:table-cell>
          <table:table-cell table:style-name="ce10" office:value-type="float" office:value="0.54">
            <text:p>0.54</text:p>
          </table:table-cell>
          <table:table-cell table:style-name="ce14" office:value-type="float" office:value="6.9">
            <text:p>6.9</text:p>
          </table:table-cell>
          <table:table-cell table:style-name="ce14" office:value-type="float" office:value="12.43">
            <text:p>12.43</text:p>
          </table:table-cell>
          <table:table-cell table:style-name="ce19" office:value-type="float" office:value="0.54">
            <text:p>0.54</text:p>
          </table:table-cell>
        </table:table-row>
      </table:table>
      <table:table table:name="Staging Bay" table:style-name="ta1">
        <table:table-column table:style-name="co10" table:number-columns-repeated="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number-columns-repeated="9" table:default-cell-style-name="Default"/>
        <table:table-row table:style-name="ro4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1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1</text:p>
          </table:table-cell>
          <table:table-cell table:formula="of:=VLOOKUP([.$B3]; ['Pivot Table - Level 1'.$A$4:.$E$19]; 2; 0)" office:value-type="float" office:value="0.01">
            <text:p>0.01</text:p>
          </table:table-cell>
          <table:table-cell table:formula="of:=VLOOKUP([.$B3]; ['Pivot Table - Level 1'.$A$4:.$E$19]; 3; 0)" office:value-type="float" office:value="0.02">
            <text:p>0.02</text:p>
          </table:table-cell>
          <table:table-cell table:formula="of:=VLOOKUP([.$B3]; ['Pivot Table - Level 1'.$A$4:.$E$19]; 4; 0)" office:value-type="float" office:value="0.98">
            <text:p>0.98</text:p>
          </table:table-cell>
          <table:table-cell table:formula="of:=VLOOKUP([.$B3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VLOOKUP([.$B3]; ['Pivot Table - Level 1'.$A$4:.$E$19]; 2; 0)" office:value-type="float" office:value="0.01">
            <text:p>0.01</text:p>
          </table:table-cell>
          <table:table-cell table:formula="of:=VLOOKUP([.$B3]; ['Pivot Table - Level 1'.$A$4:.$E$19]; 3; 0)" office:value-type="float" office:value="0.02">
            <text:p>0.02</text:p>
          </table:table-cell>
          <table:table-cell table:formula="of:=VLOOKUP([.$B3]; ['Pivot Table - Level 1'.$A$4:.$E$19]; 4; 0)" office:value-type="float" office:value="0.98">
            <text:p>0.98</text:p>
          </table:table-cell>
          <table:table-cell table:formula="of:=VLOOKUP([.$B3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1</text:p>
          </table:table-cell>
          <table:table-cell table:formula="of:=VLOOKUP([.$B4]; ['Pivot Table - Level 1'.$A$4:.$E$19]; 2; 0)" office:value-type="float" office:value="0.01">
            <text:p>0.01</text:p>
          </table:table-cell>
          <table:table-cell table:formula="of:=VLOOKUP([.$B4]; ['Pivot Table - Level 1'.$A$4:.$E$19]; 3; 0)" office:value-type="float" office:value="0.06">
            <text:p>0.06</text:p>
          </table:table-cell>
          <table:table-cell table:formula="of:=VLOOKUP([.$B4]; ['Pivot Table - Level 1'.$A$4:.$E$19]; 4; 0)" office:value-type="float" office:value="2">
            <text:p>2</text:p>
          </table:table-cell>
          <table:table-cell table:formula="of:=VLOOKUP([.$B4]; ['Pivot Table - Level 1'.$A$4:.$E$19]; 5; 0)" office:value-type="float" office:value="0">
            <text:p>0</text:p>
          </table:table-cell>
          <table:table-cell table:number-columns-repeated="3"/>
          <table:table-cell office:value-type="float" office:value="400">
            <text:p>400</text:p>
          </table:table-cell>
          <table:table-cell table:formula="of:=VLOOKUP([.$B4]; ['Pivot Table - Level 1'.$A$4:.$E$19]; 2; 0)" office:value-type="float" office:value="0.01">
            <text:p>0.01</text:p>
          </table:table-cell>
          <table:table-cell table:formula="of:=VLOOKUP([.$B4]; ['Pivot Table - Level 1'.$A$4:.$E$19]; 3; 0)" office:value-type="float" office:value="0.06">
            <text:p>0.06</text:p>
          </table:table-cell>
          <table:table-cell table:formula="of:=VLOOKUP([.$B4]; ['Pivot Table - Level 1'.$A$4:.$E$19]; 4; 0)" office:value-type="float" office:value="2">
            <text:p>2</text:p>
          </table:table-cell>
          <table:table-cell table:formula="of:=VLOOKUP([.$B4]; ['Pivot Table - Level 1'.$A$4:.$E$19]; 5; 0)" office:value-type="float" office:value="0">
            <text:p>0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1</text:p>
          </table:table-cell>
          <table:table-cell table:formula="of:=VLOOKUP([.$B5]; ['Pivot Table - Level 1'.$A$4:.$E$19]; 2; 0)" office:value-type="float" office:value="0.02">
            <text:p>0.02</text:p>
          </table:table-cell>
          <table:table-cell table:formula="of:=VLOOKUP([.$B5]; ['Pivot Table - Level 1'.$A$4:.$E$19]; 3; 0)" office:value-type="float" office:value="0.17">
            <text:p>0.17</text:p>
          </table:table-cell>
          <table:table-cell table:formula="of:=VLOOKUP([.$B5]; ['Pivot Table - Level 1'.$A$4:.$E$19]; 4; 0)" office:value-type="float" office:value="4.12">
            <text:p>4.12</text:p>
          </table:table-cell>
          <table:table-cell table:formula="of:=VLOOKUP([.$B5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800">
            <text:p>800</text:p>
          </table:table-cell>
          <table:table-cell table:formula="of:=VLOOKUP([.$B5]; ['Pivot Table - Level 1'.$A$4:.$E$19]; 2; 0)" office:value-type="float" office:value="0.02">
            <text:p>0.02</text:p>
          </table:table-cell>
          <table:table-cell table:formula="of:=VLOOKUP([.$B5]; ['Pivot Table - Level 1'.$A$4:.$E$19]; 3; 0)" office:value-type="float" office:value="0.17">
            <text:p>0.17</text:p>
          </table:table-cell>
          <table:table-cell table:formula="of:=VLOOKUP([.$B5]; ['Pivot Table - Level 1'.$A$4:.$E$19]; 4; 0)" office:value-type="float" office:value="4.12">
            <text:p>4.12</text:p>
          </table:table-cell>
          <table:table-cell table:formula="of:=VLOOKUP([.$B5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1</text:p>
          </table:table-cell>
          <table:table-cell table:formula="of:=VLOOKUP([.$B6]; ['Pivot Table - Level 1'.$A$4:.$E$19]; 2; 0)" office:value-type="float" office:value="0.02">
            <text:p>0.02</text:p>
          </table:table-cell>
          <table:table-cell table:formula="of:=VLOOKUP([.$B6]; ['Pivot Table - Level 1'.$A$4:.$E$19]; 3; 0)" office:value-type="float" office:value="0.39">
            <text:p>0.39</text:p>
          </table:table-cell>
          <table:table-cell table:formula="of:=VLOOKUP([.$B6]; ['Pivot Table - Level 1'.$A$4:.$E$19]; 4; 0)" office:value-type="float" office:value="5.41">
            <text:p>5.41</text:p>
          </table:table-cell>
          <table:table-cell table:formula="of:=VLOOKUP([.$B6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1600">
            <text:p>1600</text:p>
          </table:table-cell>
          <table:table-cell table:formula="of:=VLOOKUP([.$B6]; ['Pivot Table - Level 1'.$A$4:.$E$19]; 2; 0)" office:value-type="float" office:value="0.02">
            <text:p>0.02</text:p>
          </table:table-cell>
          <table:table-cell table:formula="of:=VLOOKUP([.$B6]; ['Pivot Table - Level 1'.$A$4:.$E$19]; 3; 0)" office:value-type="float" office:value="0.39">
            <text:p>0.39</text:p>
          </table:table-cell>
          <table:table-cell table:formula="of:=VLOOKUP([.$B6]; ['Pivot Table - Level 1'.$A$4:.$E$19]; 4; 0)" office:value-type="float" office:value="5.41">
            <text:p>5.41</text:p>
          </table:table-cell>
          <table:table-cell table:formula="of:=VLOOKUP([.$B6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1</text:p>
          </table:table-cell>
          <table:table-cell table:formula="of:=VLOOKUP([.$B7]; ['Pivot Table - Level 1'.$A$4:.$E$19]; 2; 0)" office:value-type="float" office:value="0.05">
            <text:p>0.05</text:p>
          </table:table-cell>
          <table:table-cell table:formula="of:=VLOOKUP([.$B7]; ['Pivot Table - Level 1'.$A$4:.$E$19]; 3; 0)" office:value-type="float" office:value="0.77">
            <text:p>0.77</text:p>
          </table:table-cell>
          <table:table-cell table:formula="of:=VLOOKUP([.$B7]; ['Pivot Table - Level 1'.$A$4:.$E$19]; 4; 0)" office:value-type="float" office:value="5.94">
            <text:p>5.94</text:p>
          </table:table-cell>
          <table:table-cell table:formula="of:=VLOOKUP([.$B7]; ['Pivot Table - Level 1'.$A$4:.$E$19]; 5; 0)" office:value-type="float" office:value="0.02">
            <text:p>0.02</text:p>
          </table:table-cell>
          <table:table-cell table:number-columns-repeated="3"/>
          <table:table-cell office:value-type="float" office:value="3200">
            <text:p>3200</text:p>
          </table:table-cell>
          <table:table-cell table:formula="of:=VLOOKUP([.$B7]; ['Pivot Table - Level 1'.$A$4:.$E$19]; 2; 0)" office:value-type="float" office:value="0.05">
            <text:p>0.05</text:p>
          </table:table-cell>
          <table:table-cell table:formula="of:=VLOOKUP([.$B7]; ['Pivot Table - Level 1'.$A$4:.$E$19]; 3; 0)" office:value-type="float" office:value="0.77">
            <text:p>0.77</text:p>
          </table:table-cell>
          <table:table-cell table:formula="of:=VLOOKUP([.$B7]; ['Pivot Table - Level 1'.$A$4:.$E$19]; 4; 0)" office:value-type="float" office:value="5.94">
            <text:p>5.94</text:p>
          </table:table-cell>
          <table:table-cell table:formula="of:=VLOOKUP([.$B7]; ['Pivot Table - Level 1'.$A$4:.$E$19]; 5; 0)" office:value-type="float" office:value="0.02">
            <text:p>0.02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1</text:p>
          </table:table-cell>
          <table:table-cell table:formula="of:=VLOOKUP([.$B8]; ['Pivot Table - Level 1'.$A$4:.$E$19]; 2; 0)" office:value-type="float" office:value="0.08">
            <text:p>0.08</text:p>
          </table:table-cell>
          <table:table-cell table:formula="of:=VLOOKUP([.$B8]; ['Pivot Table - Level 1'.$A$4:.$E$19]; 3; 0)" office:value-type="float" office:value="1.53">
            <text:p>1.53</text:p>
          </table:table-cell>
          <table:table-cell table:formula="of:=VLOOKUP([.$B8]; ['Pivot Table - Level 1'.$A$4:.$E$19]; 4; 0)" office:value-type="float" office:value="6.73">
            <text:p>6.73</text:p>
          </table:table-cell>
          <table:table-cell table:formula="of:=VLOOKUP([.$B8]; ['Pivot Table - Level 1'.$A$4:.$E$19]; 5; 0)" office:value-type="float" office:value="0.04">
            <text:p>0.04</text:p>
          </table:table-cell>
          <table:table-cell table:number-columns-repeated="3"/>
          <table:table-cell office:value-type="float" office:value="6400">
            <text:p>6400</text:p>
          </table:table-cell>
          <table:table-cell table:formula="of:=VLOOKUP([.$B8]; ['Pivot Table - Level 1'.$A$4:.$E$19]; 2; 0)" office:value-type="float" office:value="0.08">
            <text:p>0.08</text:p>
          </table:table-cell>
          <table:table-cell table:formula="of:=VLOOKUP([.$B8]; ['Pivot Table - Level 1'.$A$4:.$E$19]; 3; 0)" office:value-type="float" office:value="1.53">
            <text:p>1.53</text:p>
          </table:table-cell>
          <table:table-cell table:formula="of:=VLOOKUP([.$B8]; ['Pivot Table - Level 1'.$A$4:.$E$19]; 4; 0)" office:value-type="float" office:value="6.73">
            <text:p>6.73</text:p>
          </table:table-cell>
          <table:table-cell table:formula="of:=VLOOKUP([.$B8]; ['Pivot Table - Level 1'.$A$4:.$E$19]; 5; 0)" office:value-type="float" office:value="0.04">
            <text:p>0.04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1</text:p>
          </table:table-cell>
          <table:table-cell table:formula="of:=VLOOKUP([.$B9]; ['Pivot Table - Level 1'.$A$4:.$E$19]; 2; 0)" office:value-type="float" office:value="0.15">
            <text:p>0.15</text:p>
          </table:table-cell>
          <table:table-cell table:formula="of:=VLOOKUP([.$B9]; ['Pivot Table - Level 1'.$A$4:.$E$19]; 3; 0)" office:value-type="float" office:value="3.09">
            <text:p>3.09</text:p>
          </table:table-cell>
          <table:table-cell table:formula="of:=VLOOKUP([.$B9]; ['Pivot Table - Level 1'.$A$4:.$E$19]; 4; 0)" office:value-type="float" office:value="8.37">
            <text:p>8.37</text:p>
          </table:table-cell>
          <table:table-cell table:formula="of:=VLOOKUP([.$B9]; ['Pivot Table - Level 1'.$A$4:.$E$19]; 5; 0)" office:value-type="float" office:value="0.07">
            <text:p>0.07</text:p>
          </table:table-cell>
          <table:table-cell table:number-columns-repeated="3"/>
          <table:table-cell office:value-type="float" office:value="12800">
            <text:p>12800</text:p>
          </table:table-cell>
          <table:table-cell table:formula="of:=VLOOKUP([.$B9]; ['Pivot Table - Level 1'.$A$4:.$E$19]; 2; 0)" office:value-type="float" office:value="0.15">
            <text:p>0.15</text:p>
          </table:table-cell>
          <table:table-cell table:formula="of:=VLOOKUP([.$B9]; ['Pivot Table - Level 1'.$A$4:.$E$19]; 3; 0)" office:value-type="float" office:value="3.09">
            <text:p>3.09</text:p>
          </table:table-cell>
          <table:table-cell table:formula="of:=VLOOKUP([.$B9]; ['Pivot Table - Level 1'.$A$4:.$E$19]; 4; 0)" office:value-type="float" office:value="8.37">
            <text:p>8.37</text:p>
          </table:table-cell>
          <table:table-cell table:formula="of:=VLOOKUP([.$B9]; ['Pivot Table - Level 1'.$A$4:.$E$19]; 5; 0)" office:value-type="float" office:value="0.07">
            <text:p>0.07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1</text:p>
          </table:table-cell>
          <table:table-cell table:formula="of:=VLOOKUP([.$B10]; ['Pivot Table - Level 1'.$A$4:.$E$19]; 2; 0)" office:value-type="float" office:value="0.3">
            <text:p>0.3</text:p>
          </table:table-cell>
          <table:table-cell table:formula="of:=VLOOKUP([.$B10]; ['Pivot Table - Level 1'.$A$4:.$E$19]; 3; 0)" office:value-type="float" office:value="6.25">
            <text:p>6.25</text:p>
          </table:table-cell>
          <table:table-cell table:formula="of:=VLOOKUP([.$B10]; ['Pivot Table - Level 1'.$A$4:.$E$19]; 4; 0)" office:value-type="float" office:value="11.68">
            <text:p>11.68</text:p>
          </table:table-cell>
          <table:table-cell table:formula="of:=VLOOKUP([.$B10]; ['Pivot Table - Level 1'.$A$4:.$E$19]; 5; 0)" office:value-type="float" office:value="0.12">
            <text:p>0.12</text:p>
          </table:table-cell>
          <table:table-cell table:number-columns-repeated="3"/>
          <table:table-cell office:value-type="float" office:value="25600">
            <text:p>25600</text:p>
          </table:table-cell>
          <table:table-cell table:formula="of:=VLOOKUP([.$B10]; ['Pivot Table - Level 1'.$A$4:.$E$19]; 2; 0)" office:value-type="float" office:value="0.3">
            <text:p>0.3</text:p>
          </table:table-cell>
          <table:table-cell table:formula="of:=VLOOKUP([.$B10]; ['Pivot Table - Level 1'.$A$4:.$E$19]; 3; 0)" office:value-type="float" office:value="6.25">
            <text:p>6.25</text:p>
          </table:table-cell>
          <table:table-cell table:formula="of:=VLOOKUP([.$B10]; ['Pivot Table - Level 1'.$A$4:.$E$19]; 4; 0)" office:value-type="float" office:value="11.68">
            <text:p>11.68</text:p>
          </table:table-cell>
          <table:table-cell table:formula="of:=VLOOKUP([.$B10]; ['Pivot Table - Level 1'.$A$4:.$E$19]; 5; 0)" office:value-type="float" office:value="0.12">
            <text:p>0.12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1</text:p>
          </table:table-cell>
          <table:table-cell table:formula="of:=VLOOKUP([.$B11]; ['Pivot Table - Level 1'.$A$4:.$E$19]; 2; 0)" office:value-type="float" office:value="0.59">
            <text:p>0.59</text:p>
          </table:table-cell>
          <table:table-cell table:formula="of:=VLOOKUP([.$B11]; ['Pivot Table - Level 1'.$A$4:.$E$19]; 3; 0)" office:value-type="float" office:value="13.38">
            <text:p>13.38</text:p>
          </table:table-cell>
          <table:table-cell table:formula="of:=VLOOKUP([.$B11]; ['Pivot Table - Level 1'.$A$4:.$E$19]; 4; 0)" office:value-type="float" office:value="18.9">
            <text:p>18.9</text:p>
          </table:table-cell>
          <table:table-cell table:formula="of:=VLOOKUP([.$B11]; ['Pivot Table - Level 1'.$A$4:.$E$19]; 5; 0)" office:value-type="float" office:value="0.24">
            <text:p>0.24</text:p>
          </table:table-cell>
          <table:table-cell table:number-columns-repeated="3"/>
          <table:table-cell office:value-type="float" office:value="51200">
            <text:p>51200</text:p>
          </table:table-cell>
          <table:table-cell table:formula="of:=VLOOKUP([.$B11]; ['Pivot Table - Level 1'.$A$4:.$E$19]; 2; 0)" office:value-type="float" office:value="0.59">
            <text:p>0.59</text:p>
          </table:table-cell>
          <table:table-cell table:formula="of:=VLOOKUP([.$B11]; ['Pivot Table - Level 1'.$A$4:.$E$19]; 3; 0)" office:value-type="float" office:value="13.38">
            <text:p>13.38</text:p>
          </table:table-cell>
          <table:table-cell table:formula="of:=VLOOKUP([.$B11]; ['Pivot Table - Level 1'.$A$4:.$E$19]; 4; 0)" office:value-type="float" office:value="18.9">
            <text:p>18.9</text:p>
          </table:table-cell>
          <table:table-cell table:formula="of:=VLOOKUP([.$B11]; ['Pivot Table - Level 1'.$A$4:.$E$19]; 5; 0)" office:value-type="float" office:value="0.24">
            <text:p>0.24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1</text:p>
          </table:table-cell>
          <table:table-cell table:formula="of:=VLOOKUP([.$B12]; ['Pivot Table - Level 1'.$A$4:.$E$19]; 2; 0)" office:value-type="float" office:value="1.2">
            <text:p>1.2</text:p>
          </table:table-cell>
          <table:table-cell table:formula="of:=VLOOKUP([.$B12]; ['Pivot Table - Level 1'.$A$4:.$E$19]; 3; 0)" office:value-type="float" office:value="28.46">
            <text:p>28.46</text:p>
          </table:table-cell>
          <table:table-cell table:formula="of:=VLOOKUP([.$B12]; ['Pivot Table - Level 1'.$A$4:.$E$19]; 4; 0)" office:value-type="float" office:value="33.46">
            <text:p>33.46</text:p>
          </table:table-cell>
          <table:table-cell table:formula="of:=VLOOKUP([.$B12]; ['Pivot Table - Level 1'.$A$4:.$E$19]; 5; 0)" office:value-type="float" office:value="0.49">
            <text:p>0.49</text:p>
          </table:table-cell>
          <table:table-cell table:number-columns-repeated="3"/>
          <table:table-cell office:value-type="float" office:value="102400">
            <text:p>102400</text:p>
          </table:table-cell>
          <table:table-cell table:formula="of:=VLOOKUP([.$B12]; ['Pivot Table - Level 1'.$A$4:.$E$19]; 2; 0)" office:value-type="float" office:value="1.2">
            <text:p>1.2</text:p>
          </table:table-cell>
          <table:table-cell table:formula="of:=VLOOKUP([.$B12]; ['Pivot Table - Level 1'.$A$4:.$E$19]; 3; 0)" office:value-type="float" office:value="28.46">
            <text:p>28.46</text:p>
          </table:table-cell>
          <table:table-cell table:formula="of:=VLOOKUP([.$B12]; ['Pivot Table - Level 1'.$A$4:.$E$19]; 4; 0)" office:value-type="float" office:value="33.46">
            <text:p>33.46</text:p>
          </table:table-cell>
          <table:table-cell table:formula="of:=VLOOKUP([.$B12]; ['Pivot Table - Level 1'.$A$4:.$E$19]; 5; 0)" office:value-type="float" office:value="0.49">
            <text:p>0.49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1</text:p>
          </table:table-cell>
          <table:table-cell table:formula="of:=VLOOKUP([.$B13]; ['Pivot Table - Level 1'.$A$4:.$E$19]; 2; 0)" office:value-type="float" office:value="2.45">
            <text:p>2.45</text:p>
          </table:table-cell>
          <table:table-cell table:formula="of:=VLOOKUP([.$B13]; ['Pivot Table - Level 1'.$A$4:.$E$19]; 3; 0)" office:value-type="float" office:value="61.86">
            <text:p>61.86</text:p>
          </table:table-cell>
          <table:table-cell table:formula="of:=VLOOKUP([.$B13]; ['Pivot Table - Level 1'.$A$4:.$E$19]; 4; 0)" office:value-type="float" office:value="66.95">
            <text:p>66.95</text:p>
          </table:table-cell>
          <table:table-cell table:formula="of:=VLOOKUP([.$B13]; ['Pivot Table - Level 1'.$A$4:.$E$19]; 5; 0)" office:value-type="float" office:value="0.99">
            <text:p>0.99</text:p>
          </table:table-cell>
          <table:table-cell table:number-columns-repeated="3"/>
          <table:table-cell office:value-type="float" office:value="204800">
            <text:p>204800</text:p>
          </table:table-cell>
          <table:table-cell table:formula="of:=VLOOKUP([.$B13]; ['Pivot Table - Level 1'.$A$4:.$E$19]; 2; 0)" office:value-type="float" office:value="2.45">
            <text:p>2.45</text:p>
          </table:table-cell>
          <table:table-cell table:formula="of:=VLOOKUP([.$B13]; ['Pivot Table - Level 1'.$A$4:.$E$19]; 3; 0)" office:value-type="float" office:value="61.86">
            <text:p>61.86</text:p>
          </table:table-cell>
          <table:table-cell table:formula="of:=VLOOKUP([.$B13]; ['Pivot Table - Level 1'.$A$4:.$E$19]; 4; 0)" office:value-type="float" office:value="66.95">
            <text:p>66.95</text:p>
          </table:table-cell>
          <table:table-cell table:formula="of:=VLOOKUP([.$B13]; ['Pivot Table - Level 1'.$A$4:.$E$19]; 5; 0)" office:value-type="float" office:value="0.99">
            <text:p>0.99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1</text:p>
          </table:table-cell>
          <table:table-cell table:formula="of:=VLOOKUP([.$B14]; ['Pivot Table - Level 1'.$A$4:.$E$19]; 2; 0)" office:value-type="float" office:value="4.87">
            <text:p>4.87</text:p>
          </table:table-cell>
          <table:table-cell table:formula="of:=VLOOKUP([.$B14]; ['Pivot Table - Level 1'.$A$4:.$E$19]; 3; 0)" office:value-type="float" office:value="133.94">
            <text:p>133.94</text:p>
          </table:table-cell>
          <table:table-cell table:formula="of:=VLOOKUP([.$B14]; ['Pivot Table - Level 1'.$A$4:.$E$19]; 4; 0)" office:value-type="float" office:value="139.72">
            <text:p>139.72</text:p>
          </table:table-cell>
          <table:table-cell table:formula="of:=VLOOKUP([.$B14]; ['Pivot Table - Level 1'.$A$4:.$E$19]; 5; 0)" office:value-type="float" office:value="1.99">
            <text:p>1.99</text:p>
          </table:table-cell>
          <table:table-cell table:number-columns-repeated="3"/>
          <table:table-cell office:value-type="float" office:value="409600">
            <text:p>409600</text:p>
          </table:table-cell>
          <table:table-cell table:formula="of:=VLOOKUP([.$B14]; ['Pivot Table - Level 1'.$A$4:.$E$19]; 2; 0)" office:value-type="float" office:value="4.87">
            <text:p>4.87</text:p>
          </table:table-cell>
          <table:table-cell table:formula="of:=VLOOKUP([.$B14]; ['Pivot Table - Level 1'.$A$4:.$E$19]; 3; 0)" office:value-type="float" office:value="133.94">
            <text:p>133.94</text:p>
          </table:table-cell>
          <table:table-cell table:formula="of:=VLOOKUP([.$B14]; ['Pivot Table - Level 1'.$A$4:.$E$19]; 4; 0)" office:value-type="float" office:value="139.72">
            <text:p>139.72</text:p>
          </table:table-cell>
          <table:table-cell table:formula="of:=VLOOKUP([.$B14]; ['Pivot Table - Level 1'.$A$4:.$E$19]; 5; 0)" office:value-type="float" office:value="1.99">
            <text:p>1.99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1</text:p>
          </table:table-cell>
          <table:table-cell table:formula="of:=VLOOKUP([.$B15]; ['Pivot Table - Level 1'.$A$4:.$E$19]; 2; 0)" office:value-type="float" office:value="10.72">
            <text:p>10.72</text:p>
          </table:table-cell>
          <table:table-cell table:formula="of:=VLOOKUP([.$B15]; ['Pivot Table - Level 1'.$A$4:.$E$19]; 3; 0)" office:value-type="float" office:value="548.08">
            <text:p>548.08</text:p>
          </table:table-cell>
          <table:table-cell table:formula="of:=VLOOKUP([.$B15]; ['Pivot Table - Level 1'.$A$4:.$E$19]; 4; 0)" office:value-type="float" office:value="586.45">
            <text:p>586.45</text:p>
          </table:table-cell>
          <table:table-cell table:formula="of:=VLOOKUP([.$B15]; ['Pivot Table - Level 1'.$A$4:.$E$19]; 5; 0)" office:value-type="float" office:value="11.61">
            <text:p>11.61</text:p>
          </table:table-cell>
          <table:table-cell table:number-columns-repeated="3"/>
          <table:table-cell office:value-type="float" office:value="819200">
            <text:p>819200</text:p>
          </table:table-cell>
          <table:table-cell table:formula="of:=VLOOKUP([.$B15]; ['Pivot Table - Level 1'.$A$4:.$E$19]; 2; 0)" office:value-type="float" office:value="10.72">
            <text:p>10.72</text:p>
          </table:table-cell>
          <table:table-cell table:formula="of:=VLOOKUP([.$B15]; ['Pivot Table - Level 1'.$A$4:.$E$19]; 3; 0)" office:value-type="float" office:value="548.08">
            <text:p>548.08</text:p>
          </table:table-cell>
          <table:table-cell table:formula="of:=VLOOKUP([.$B15]; ['Pivot Table - Level 1'.$A$4:.$E$19]; 4; 0)" office:value-type="float" office:value="586.45">
            <text:p>586.45</text:p>
          </table:table-cell>
          <table:table-cell table:formula="of:=VLOOKUP([.$B15]; ['Pivot Table - Level 1'.$A$4:.$E$19]; 5; 0)" office:value-type="float" office:value="11.61">
            <text:p>11.61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1</text:p>
          </table:table-cell>
          <table:table-cell table:formula="of:=VLOOKUP([.$B16]; ['Pivot Table - Level 1'.$A$4:.$E$19]; 2; 0)" office:value-type="float" office:value="608.11">
            <text:p>608.11</text:p>
          </table:table-cell>
          <table:table-cell table:formula="of:=VLOOKUP([.$B16]; ['Pivot Table - Level 1'.$A$4:.$E$19]; 3; 0)" office:value-type="float" office:value="1922.89">
            <text:p>1922.89</text:p>
          </table:table-cell>
          <table:table-cell table:formula="of:=VLOOKUP([.$B16]; ['Pivot Table - Level 1'.$A$4:.$E$19]; 4; 0)" office:value-type="float" office:value="1937.09">
            <text:p>1937.09</text:p>
          </table:table-cell>
          <table:table-cell table:formula="of:=VLOOKUP([.$B16]; ['Pivot Table - Level 1'.$A$4:.$E$19]; 5; 0)" office:value-type="float" office:value="609.18">
            <text:p>609.18</text:p>
          </table:table-cell>
          <table:table-cell table:number-columns-repeated="3"/>
          <table:table-cell office:value-type="float" office:value="1638400">
            <text:p>1638400</text:p>
          </table:table-cell>
          <table:table-cell table:formula="of:=VLOOKUP([.$B16]; ['Pivot Table - Level 1'.$A$4:.$E$19]; 2; 0)" office:value-type="float" office:value="608.11">
            <text:p>608.11</text:p>
          </table:table-cell>
          <table:table-cell table:formula="of:=VLOOKUP([.$B16]; ['Pivot Table - Level 1'.$A$4:.$E$19]; 3; 0)" office:value-type="float" office:value="1922.89">
            <text:p>1922.89</text:p>
          </table:table-cell>
          <table:table-cell table:formula="of:=VLOOKUP([.$B16]; ['Pivot Table - Level 1'.$A$4:.$E$19]; 4; 0)" office:value-type="float" office:value="1937.09">
            <text:p>1937.09</text:p>
          </table:table-cell>
          <table:table-cell table:formula="of:=VLOOKUP([.$B16]; ['Pivot Table - Level 1'.$A$4:.$E$19]; 5; 0)" office:value-type="float" office:value="609.18">
            <text:p>609.18</text:p>
          </table:table-cell>
        </table:table-row>
        <table:table-row table:style-name="ro2">
          <table:table-cell table:formula="of:=VALUE(RIGHT([.B17]; LEN([.B17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3</text:p>
          </table:table-cell>
          <table:table-cell table:formula="of:=VLOOKUP([.$B17]; ['Pivot Table - Level 3'.$A$4:.$E$19]; 2; 0)" office:value-type="float" office:value="0.01">
            <text:p>0.01</text:p>
          </table:table-cell>
          <table:table-cell table:formula="of:=VLOOKUP([.$B17]; ['Pivot Table - Level 3'.$A$4:.$E$19]; 3; 0)" office:value-type="float" office:value="0.02">
            <text:p>0.02</text:p>
          </table:table-cell>
          <table:table-cell table:formula="of:=VLOOKUP([.$B17]; ['Pivot Table - Level 3'.$A$4:.$E$19]; 4; 0)" office:value-type="float" office:value="0.49">
            <text:p>0.49</text:p>
          </table:table-cell>
          <table:table-cell table:formula="of:=VLOOKUP([.$B17]; ['Pivot Table - Level 3'.$A$4:.$E$19]; 5; 0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18]; LEN([.B18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3</text:p>
          </table:table-cell>
          <table:table-cell table:formula="of:=VLOOKUP([.$B18]; ['Pivot Table - Level 3'.$A$4:.$E$19]; 2; 0)" office:value-type="float" office:value="0.02">
            <text:p>0.02</text:p>
          </table:table-cell>
          <table:table-cell table:formula="of:=VLOOKUP([.$B18]; ['Pivot Table - Level 3'.$A$4:.$E$19]; 3; 0)" office:value-type="float" office:value="0.04">
            <text:p>0.04</text:p>
          </table:table-cell>
          <table:table-cell table:formula="of:=VLOOKUP([.$B18]; ['Pivot Table - Level 3'.$A$4:.$E$19]; 4; 0)" office:value-type="float" office:value="0.99">
            <text:p>0.99</text:p>
          </table:table-cell>
          <table:table-cell table:formula="of:=VLOOKUP([.$B18]; ['Pivot Table - Level 3'.$A$4:.$E$19]; 5; 0)" office:value-type="float" office:value="0.02">
            <text:p>0.02</text:p>
          </table:table-cell>
          <table:table-cell table:number-columns-repeated="8"/>
        </table:table-row>
        <table:table-row table:style-name="ro2">
          <table:table-cell table:formula="of:=VALUE(RIGHT([.B19]; LEN([.B19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3</text:p>
          </table:table-cell>
          <table:table-cell table:formula="of:=VLOOKUP([.$B19]; ['Pivot Table - Level 3'.$A$4:.$E$19]; 2; 0)" office:value-type="float" office:value="0.02">
            <text:p>0.02</text:p>
          </table:table-cell>
          <table:table-cell table:formula="of:=VLOOKUP([.$B19]; ['Pivot Table - Level 3'.$A$4:.$E$19]; 3; 0)" office:value-type="float" office:value="0.08">
            <text:p>0.08</text:p>
          </table:table-cell>
          <table:table-cell table:formula="of:=VLOOKUP([.$B19]; ['Pivot Table - Level 3'.$A$4:.$E$19]; 4; 0)" office:value-type="float" office:value="2.02">
            <text:p>2.02</text:p>
          </table:table-cell>
          <table:table-cell table:formula="of:=VLOOKUP([.$B19]; ['Pivot Table - Level 3'.$A$4:.$E$19]; 5; 0)" office:value-type="float" office:value="0.03">
            <text:p>0.03</text:p>
          </table:table-cell>
          <table:table-cell table:number-columns-repeated="8"/>
        </table:table-row>
        <table:table-row table:style-name="ro2">
          <table:table-cell table:formula="of:=VALUE(RIGHT([.B20]; LEN([.B20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3</text:p>
          </table:table-cell>
          <table:table-cell table:formula="of:=VLOOKUP([.$B20]; ['Pivot Table - Level 3'.$A$4:.$E$19]; 2; 0)" office:value-type="float" office:value="0.04">
            <text:p>0.04</text:p>
          </table:table-cell>
          <table:table-cell table:formula="of:=VLOOKUP([.$B20]; ['Pivot Table - Level 3'.$A$4:.$E$19]; 3; 0)" office:value-type="float" office:value="0.21">
            <text:p>0.21</text:p>
          </table:table-cell>
          <table:table-cell table:formula="of:=VLOOKUP([.$B20]; ['Pivot Table - Level 3'.$A$4:.$E$19]; 4; 0)" office:value-type="float" office:value="4.2">
            <text:p>4.2</text:p>
          </table:table-cell>
          <table:table-cell table:formula="of:=VLOOKUP([.$B20]; ['Pivot Table - Level 3'.$A$4:.$E$19]; 5; 0)"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table:formula="of:=VALUE(RIGHT([.B21]; LEN([.B21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3</text:p>
          </table:table-cell>
          <table:table-cell table:formula="of:=VLOOKUP([.$B21]; ['Pivot Table - Level 3'.$A$4:.$E$19]; 2; 0)" office:value-type="float" office:value="0.06">
            <text:p>0.06</text:p>
          </table:table-cell>
          <table:table-cell table:formula="of:=VLOOKUP([.$B21]; ['Pivot Table - Level 3'.$A$4:.$E$19]; 3; 0)" office:value-type="float" office:value="0.47">
            <text:p>0.47</text:p>
          </table:table-cell>
          <table:table-cell table:formula="of:=VLOOKUP([.$B21]; ['Pivot Table - Level 3'.$A$4:.$E$19]; 4; 0)" office:value-type="float" office:value="5.57">
            <text:p>5.57</text:p>
          </table:table-cell>
          <table:table-cell table:formula="of:=VLOOKUP([.$B21]; ['Pivot Table - Level 3'.$A$4:.$E$19]; 5; 0)" office:value-type="float" office:value="0.08">
            <text:p>0.08</text:p>
          </table:table-cell>
          <table:table-cell table:number-columns-repeated="8"/>
        </table:table-row>
        <table:table-row table:style-name="ro2">
          <table:table-cell table:formula="of:=VALUE(RIGHT([.B22]; LEN([.B22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3</text:p>
          </table:table-cell>
          <table:table-cell table:formula="of:=VLOOKUP([.$B22]; ['Pivot Table - Level 3'.$A$4:.$E$19]; 2; 0)" office:value-type="float" office:value="0.1">
            <text:p>0.1</text:p>
          </table:table-cell>
          <table:table-cell table:formula="of:=VLOOKUP([.$B22]; ['Pivot Table - Level 3'.$A$4:.$E$19]; 3; 0)" office:value-type="float" office:value="0.89">
            <text:p>0.89</text:p>
          </table:table-cell>
          <table:table-cell table:formula="of:=VLOOKUP([.$B22]; ['Pivot Table - Level 3'.$A$4:.$E$19]; 4; 0)" office:value-type="float" office:value="6.06">
            <text:p>6.06</text:p>
          </table:table-cell>
          <table:table-cell table:formula="of:=VLOOKUP([.$B22]; ['Pivot Table - Level 3'.$A$4:.$E$19]; 5; 0)" office:value-type="float" office:value="0.14">
            <text:p>0.14</text:p>
          </table:table-cell>
          <table:table-cell table:number-columns-repeated="8"/>
        </table:table-row>
        <table:table-row table:style-name="ro2">
          <table:table-cell table:formula="of:=VALUE(RIGHT([.B23]; LEN([.B23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3</text:p>
          </table:table-cell>
          <table:table-cell table:formula="of:=VLOOKUP([.$B23]; ['Pivot Table - Level 3'.$A$4:.$E$19]; 2; 0)" office:value-type="float" office:value="0.19">
            <text:p>0.19</text:p>
          </table:table-cell>
          <table:table-cell table:formula="of:=VLOOKUP([.$B23]; ['Pivot Table - Level 3'.$A$4:.$E$19]; 3; 0)" office:value-type="float" office:value="1.74">
            <text:p>1.74</text:p>
          </table:table-cell>
          <table:table-cell table:formula="of:=VLOOKUP([.$B23]; ['Pivot Table - Level 3'.$A$4:.$E$19]; 4; 0)" office:value-type="float" office:value="6.98">
            <text:p>6.98</text:p>
          </table:table-cell>
          <table:table-cell table:formula="of:=VLOOKUP([.$B23]; ['Pivot Table - Level 3'.$A$4:.$E$19]; 5; 0)" office:value-type="float" office:value="0.22">
            <text:p>0.22</text:p>
          </table:table-cell>
          <table:table-cell table:number-columns-repeated="8"/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3</text:p>
          </table:table-cell>
          <table:table-cell table:formula="of:=VLOOKUP([.$B24]; ['Pivot Table - Level 3'.$A$4:.$E$19]; 2; 0)" office:value-type="float" office:value="0.31">
            <text:p>0.31</text:p>
          </table:table-cell>
          <table:table-cell table:formula="of:=VLOOKUP([.$B24]; ['Pivot Table - Level 3'.$A$4:.$E$19]; 3; 0)" office:value-type="float" office:value="3.44">
            <text:p>3.44</text:p>
          </table:table-cell>
          <table:table-cell table:formula="of:=VLOOKUP([.$B24]; ['Pivot Table - Level 3'.$A$4:.$E$19]; 4; 0)" office:value-type="float" office:value="8.79">
            <text:p>8.79</text:p>
          </table:table-cell>
          <table:table-cell table:formula="of:=VLOOKUP([.$B24]; ['Pivot Table - Level 3'.$A$4:.$E$19]; 5; 0)" office:value-type="float" office:value="0.35">
            <text:p>0.35</text:p>
          </table:table-cell>
          <table:table-cell table:number-columns-repeated="8"/>
        </table:table-row>
        <table:table-row table:style-name="ro2">
          <table:table-cell table:formula="of:=VALUE(RIGHT([.B25]; LEN([.B25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3</text:p>
          </table:table-cell>
          <table:table-cell table:formula="of:=VLOOKUP([.$B25]; ['Pivot Table - Level 3'.$A$4:.$E$19]; 2; 0)" office:value-type="float" office:value="0.54">
            <text:p>0.54</text:p>
          </table:table-cell>
          <table:table-cell table:formula="of:=VLOOKUP([.$B25]; ['Pivot Table - Level 3'.$A$4:.$E$19]; 3; 0)" office:value-type="float" office:value="6.9">
            <text:p>6.9</text:p>
          </table:table-cell>
          <table:table-cell table:formula="of:=VLOOKUP([.$B25]; ['Pivot Table - Level 3'.$A$4:.$E$19]; 4; 0)" office:value-type="float" office:value="12.43">
            <text:p>12.43</text:p>
          </table:table-cell>
          <table:table-cell table:formula="of:=VLOOKUP([.$B25]; ['Pivot Table - Level 3'.$A$4:.$E$19]; 5; 0)" office:value-type="float" office:value="0.54">
            <text:p>0.54</text:p>
          </table:table-cell>
          <table:table-cell table:number-columns-repeated="8"/>
        </table:table-row>
        <table:table-row table:style-name="ro2">
          <table:table-cell table:formula="of:=VALUE(RIGHT([.B26]; LEN([.B2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3</text:p>
          </table:table-cell>
          <table:table-cell table:formula="of:=VLOOKUP([.$B26]; ['Pivot Table - Level 3'.$A$4:.$E$19]; 2; 0)" office:value-type="float" office:value="0.97">
            <text:p>0.97</text:p>
          </table:table-cell>
          <table:table-cell table:formula="of:=VLOOKUP([.$B26]; ['Pivot Table - Level 3'.$A$4:.$E$19]; 3; 0)" office:value-type="float" office:value="14.23">
            <text:p>14.23</text:p>
          </table:table-cell>
          <table:table-cell table:formula="of:=VLOOKUP([.$B26]; ['Pivot Table - Level 3'.$A$4:.$E$19]; 4; 0)" office:value-type="float" office:value="19.43">
            <text:p>19.43</text:p>
          </table:table-cell>
          <table:table-cell table:formula="of:=VLOOKUP([.$B26]; ['Pivot Table - Level 3'.$A$4:.$E$19]; 5; 0)" office:value-type="float" office:value="0.89">
            <text:p>0.89</text:p>
          </table:table-cell>
          <table:table-cell table:number-columns-repeated="8"/>
        </table:table-row>
        <table:table-row table:style-name="ro2">
          <table:table-cell table:formula="of:=VALUE(RIGHT([.B27]; LEN([.B2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3</text:p>
          </table:table-cell>
          <table:table-cell table:formula="of:=VLOOKUP([.$B27]; ['Pivot Table - Level 3'.$A$4:.$E$19]; 2; 0)" office:value-type="float" office:value="1.73">
            <text:p>1.73</text:p>
          </table:table-cell>
          <table:table-cell table:formula="of:=VLOOKUP([.$B27]; ['Pivot Table - Level 3'.$A$4:.$E$19]; 3; 0)" office:value-type="float" office:value="28.77">
            <text:p>28.77</text:p>
          </table:table-cell>
          <table:table-cell table:formula="of:=VLOOKUP([.$B27]; ['Pivot Table - Level 3'.$A$4:.$E$19]; 4; 0)" office:value-type="float" office:value="33.31">
            <text:p>33.31</text:p>
          </table:table-cell>
          <table:table-cell table:formula="of:=VLOOKUP([.$B27]; ['Pivot Table - Level 3'.$A$4:.$E$19]; 5; 0)" office:value-type="float" office:value="1.4">
            <text:p>1.4</text:p>
          </table:table-cell>
          <table:table-cell table:number-columns-repeated="8"/>
        </table:table-row>
        <table:table-row table:style-name="ro2">
          <table:table-cell table:formula="of:=VALUE(RIGHT([.B28]; LEN([.B28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3</text:p>
          </table:table-cell>
          <table:table-cell table:formula="of:=VLOOKUP([.$B28]; ['Pivot Table - Level 3'.$A$4:.$E$19]; 2; 0)" office:value-type="float" office:value="3.18">
            <text:p>3.18</text:p>
          </table:table-cell>
          <table:table-cell table:formula="of:=VLOOKUP([.$B28]; ['Pivot Table - Level 3'.$A$4:.$E$19]; 3; 0)" office:value-type="float" office:value="56.51">
            <text:p>56.51</text:p>
          </table:table-cell>
          <table:table-cell table:formula="of:=VLOOKUP([.$B28]; ['Pivot Table - Level 3'.$A$4:.$E$19]; 4; 0)" office:value-type="float" office:value="65.78">
            <text:p>65.78</text:p>
          </table:table-cell>
          <table:table-cell table:formula="of:=VLOOKUP([.$B28]; ['Pivot Table - Level 3'.$A$4:.$E$19]; 5; 0)" office:value-type="float" office:value="2.24">
            <text:p>2.24</text:p>
          </table:table-cell>
          <table:table-cell table:number-columns-repeated="8"/>
        </table:table-row>
        <table:table-row table:style-name="ro2">
          <table:table-cell table:formula="of:=VALUE(RIGHT([.B29]; LEN([.B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3</text:p>
          </table:table-cell>
          <table:table-cell table:formula="of:=VLOOKUP([.$B29]; ['Pivot Table - Level 3'.$A$4:.$E$19]; 2; 0)" office:value-type="float" office:value="6.16">
            <text:p>6.16</text:p>
          </table:table-cell>
          <table:table-cell table:formula="of:=VLOOKUP([.$B29]; ['Pivot Table - Level 3'.$A$4:.$E$19]; 3; 0)" office:value-type="float" office:value="141.94">
            <text:p>141.94</text:p>
          </table:table-cell>
          <table:table-cell table:formula="of:=VLOOKUP([.$B29]; ['Pivot Table - Level 3'.$A$4:.$E$19]; 4; 0)" office:value-type="float" office:value="147.23">
            <text:p>147.23</text:p>
          </table:table-cell>
          <table:table-cell table:formula="of:=VLOOKUP([.$B29]; ['Pivot Table - Level 3'.$A$4:.$E$19]; 5; 0)" office:value-type="float" office:value="3.79">
            <text:p>3.79</text:p>
          </table:table-cell>
          <table:table-cell table:number-columns-repeated="8"/>
        </table:table-row>
        <table:table-row table:style-name="ro2">
          <table:table-cell table:formula="of:=VALUE(RIGHT([.B30]; LEN([.B30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3</text:p>
          </table:table-cell>
          <table:table-cell table:formula="of:=VLOOKUP([.$B30]; ['Pivot Table - Level 3'.$A$4:.$E$19]; 2; 0)" office:value-type="float" office:value="168.91">
            <text:p>168.91</text:p>
          </table:table-cell>
          <table:table-cell table:formula="of:=VLOOKUP([.$B30]; ['Pivot Table - Level 3'.$A$4:.$E$19]; 3; 0)" office:value-type="float" office:value="699.98">
            <text:p>699.98</text:p>
          </table:table-cell>
          <table:table-cell table:formula="of:=VLOOKUP([.$B30]; ['Pivot Table - Level 3'.$A$4:.$E$19]; 4; 0)" office:value-type="float" office:value="704.08">
            <text:p>704.08</text:p>
          </table:table-cell>
          <table:table-cell table:formula="of:=VLOOKUP([.$B30]; ['Pivot Table - Level 3'.$A$4:.$E$19]; 5; 0)" office:value-type="float" office:value="161.98">
            <text:p>161.98</text:p>
          </table:table-cell>
          <table:table-cell table:number-columns-repeated="8"/>
        </table:table-row>
        <table:table-row table:style-name="ro2">
          <table:table-cell table:formula="of:=VALUE(RIGHT([.B31]; LEN([.B3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3</text:p>
          </table:table-cell>
          <table:table-cell table:formula="of:=VLOOKUP([.$B31]; ['Pivot Table - Level 3'.$A$4:.$E$19]; 2; 0)" office:value-type="float" office:value="257.12">
            <text:p>257.12</text:p>
          </table:table-cell>
          <table:table-cell table:formula="of:=VLOOKUP([.$B31]; ['Pivot Table - Level 3'.$A$4:.$E$19]; 3; 0)" office:value-type="float" office:value="1342.29">
            <text:p>1342.29</text:p>
          </table:table-cell>
          <table:table-cell table:formula="of:=VLOOKUP([.$B31]; ['Pivot Table - Level 3'.$A$4:.$E$19]; 4; 0)" office:value-type="float" office:value="1317.7">
            <text:p>1317.7</text:p>
          </table:table-cell>
          <table:table-cell table:formula="of:=VLOOKUP([.$B31]; ['Pivot Table - Level 3'.$A$4:.$E$19]; 5; 0)" office:value-type="float" office:value="248.24">
            <text:p>248.24</text:p>
          </table:table-cell>
          <table:table-cell table:number-columns-repeated="8"/>
        </table:table-row>
        <table:table-row table:style-name="ro2" table:number-rows-repeated="104854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-pilot-tables>
        <table:data-pilot-table table:name="DataPilot1" table:application-data="" table:target-range-address="'Pivot Table - Level 1'.A3:'Pivot Table - Level 1'.E19" table:buttons="'Pivot Table - Level 1'.A4 'Pivot Table - Level 1'.B3" table:grand-total="none" table:show-filter-button="false" table:drill-down-on-double-click="false">
          <table:source-cell-range table:cell-range-address="'Level 1'.A1:'Level 1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7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11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93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5" table:display="true" table:show-details="true"/>
                <table:data-pilot-member table:name="2.25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3.09" table:display="true" table:show-details="true"/>
                <table:data-pilot-member table:name="3.1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87" table:display="true" table:show-details="true"/>
                <table:data-pilot-member table:name="4.9" table:display="true" table:show-details="true"/>
                <table:data-pilot-member table:name="4.92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53" table:display="true" table:show-details="true"/>
                <table:data-pilot-member table:name="5.54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25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37" table:display="true" table:show-details="true"/>
                <table:data-pilot-member table:name="6.55" table:display="true" table:show-details="true"/>
                <table:data-pilot-member table:name="6.64" table:display="true" table:show-details="true"/>
                <table:data-pilot-member table:name="6.7" table:display="true" table:show-details="true"/>
                <table:data-pilot-member table:name="6.73" table:display="true" table:show-details="true"/>
                <table:data-pilot-member table:name="6.75" table:display="true" table:show-details="true"/>
                <table:data-pilot-member table:name="6.76" table:display="true" table:show-details="true"/>
                <table:data-pilot-member table:name="6.79" table:display="true" table:show-details="true"/>
                <table:data-pilot-member table:name="7.48" table:display="true" table:show-details="true"/>
                <table:data-pilot-member table:name="8.37" table:display="true" table:show-details="true"/>
                <table:data-pilot-member table:name="8.45" table:display="true" table:show-details="true"/>
                <table:data-pilot-member table:name="8.52" table:display="true" table:show-details="true"/>
                <table:data-pilot-member table:name="9.81" table:display="true" table:show-details="true"/>
                <table:data-pilot-member table:name="10.72" table:display="true" table:show-details="true"/>
                <table:data-pilot-member table:name="10.82" table:display="true" table:show-details="true"/>
                <table:data-pilot-member table:name="10.86" table:display="true" table:show-details="true"/>
                <table:data-pilot-member table:name="11.61" table:display="true" table:show-details="true"/>
                <table:data-pilot-member table:name="11.68" table:display="true" table:show-details="true"/>
                <table:data-pilot-member table:name="11.93" table:display="true" table:show-details="true"/>
                <table:data-pilot-member table:name="12.07" table:display="true" table:show-details="true"/>
                <table:data-pilot-member table:name="12.16" table:display="true" table:show-details="true"/>
                <table:data-pilot-member table:name="13.38" table:display="true" table:show-details="true"/>
                <table:data-pilot-member table:name="13.45" table:display="true" table:show-details="true"/>
                <table:data-pilot-member table:name="13.47" table:display="true" table:show-details="true"/>
                <table:data-pilot-member table:name="13.48" table:display="true" table:show-details="true"/>
                <table:data-pilot-member table:name="13.51" table:display="true" table:show-details="true"/>
                <table:data-pilot-member table:name="13.68" table:display="true" table:show-details="true"/>
                <table:data-pilot-member table:name="18.9" table:display="true" table:show-details="true"/>
                <table:data-pilot-member table:name="18.96" table:display="true" table:show-details="true"/>
                <table:data-pilot-member table:name="19.23" table:display="true" table:show-details="true"/>
                <table:data-pilot-member table:name="19.33" table:display="true" table:show-details="true"/>
                <table:data-pilot-member table:name="20.88" table:display="true" table:show-details="true"/>
                <table:data-pilot-member table:name="21.11" table:display="true" table:show-details="true"/>
                <table:data-pilot-member table:name="22.81" table:display="true" table:show-details="true"/>
                <table:data-pilot-member table:name="28.46" table:display="true" table:show-details="true"/>
                <table:data-pilot-member table:name="29.09" table:display="true" table:show-details="true"/>
                <table:data-pilot-member table:name="29.21" table:display="true" table:show-details="true"/>
                <table:data-pilot-member table:name="29.67" table:display="true" table:show-details="true"/>
                <table:data-pilot-member table:name="29.68" table:display="true" table:show-details="true"/>
                <table:data-pilot-member table:name="33.46" table:display="true" table:show-details="true"/>
                <table:data-pilot-member table:name="34.39" table:display="true" table:show-details="true"/>
                <table:data-pilot-member table:name="34.95" table:display="true" table:show-details="true"/>
                <table:data-pilot-member table:name="35.5" table:display="true" table:show-details="true"/>
                <table:data-pilot-member table:name="38.09" table:display="true" table:show-details="true"/>
                <table:data-pilot-member table:name="61.86" table:display="true" table:show-details="true"/>
                <table:data-pilot-member table:name="64.02" table:display="true" table:show-details="true"/>
                <table:data-pilot-member table:name="64.22" table:display="true" table:show-details="true"/>
                <table:data-pilot-member table:name="64.41" table:display="true" table:show-details="true"/>
                <table:data-pilot-member table:name="65.6" table:display="true" table:show-details="true"/>
                <table:data-pilot-member table:name="66.95" table:display="true" table:show-details="true"/>
                <table:data-pilot-member table:name="67.75" table:display="true" table:show-details="true"/>
                <table:data-pilot-member table:name="68.89" table:display="true" table:show-details="true"/>
                <table:data-pilot-member table:name="69.08" table:display="true" table:show-details="true"/>
                <table:data-pilot-member table:name="75.76" table:display="true" table:show-details="true"/>
                <table:data-pilot-member table:name="81.16" table:display="true" table:show-details="true"/>
                <table:data-pilot-member table:name="116.76" table:display="true" table:show-details="true"/>
                <table:data-pilot-member table:name="119.58" table:display="true" table:show-details="true"/>
                <table:data-pilot-member table:name="119.78" table:display="true" table:show-details="true"/>
                <table:data-pilot-member table:name="133.94" table:display="true" table:show-details="true"/>
                <table:data-pilot-member table:name="138.99" table:display="true" table:show-details="true"/>
                <table:data-pilot-member table:name="139.72" table:display="true" table:show-details="true"/>
                <table:data-pilot-member table:name="140.49" table:display="true" table:show-details="true"/>
                <table:data-pilot-member table:name="141.5" table:display="true" table:show-details="true"/>
                <table:data-pilot-member table:name="141.51" table:display="true" table:show-details="true"/>
                <table:data-pilot-member table:name="143.79" table:display="true" table:show-details="true"/>
                <table:data-pilot-member table:name="145.58" table:display="true" table:show-details="true"/>
                <table:data-pilot-member table:name="146.33" table:display="true" table:show-details="true"/>
                <table:data-pilot-member table:name="210.85" table:display="true" table:show-details="true"/>
                <table:data-pilot-member table:name="548.08" table:display="true" table:show-details="true"/>
                <table:data-pilot-member table:name="566.62" table:display="true" table:show-details="true"/>
                <table:data-pilot-member table:name="567.82" table:display="true" table:show-details="true"/>
                <table:data-pilot-member table:name="580.47" table:display="true" table:show-details="true"/>
                <table:data-pilot-member table:name="586.45" table:display="true" table:show-details="true"/>
                <table:data-pilot-member table:name="589.56" table:display="true" table:show-details="true"/>
                <table:data-pilot-member table:name="590.57" table:display="true" table:show-details="true"/>
                <table:data-pilot-member table:name="590.64" table:display="true" table:show-details="true"/>
                <table:data-pilot-member table:name="602.66" table:display="true" table:show-details="true"/>
                <table:data-pilot-member table:name="608.11" table:display="true" table:show-details="true"/>
                <table:data-pilot-member table:name="608.6" table:display="true" table:show-details="true"/>
                <table:data-pilot-member table:name="609.18" table:display="true" table:show-details="true"/>
                <table:data-pilot-member table:name="611.09" table:display="true" table:show-details="true"/>
                <table:data-pilot-member table:name="615.35" table:display="true" table:show-details="true"/>
                <table:data-pilot-member table:name="628.31" table:display="true" table:show-details="true"/>
                <table:data-pilot-member table:name="638.11" table:display="true" table:show-details="true"/>
                <table:data-pilot-member table:name="647.21" table:display="true" table:show-details="true"/>
                <table:data-pilot-member table:name="658.13" table:display="true" table:show-details="true"/>
                <table:data-pilot-member table:name="662.52" table:display="true" table:show-details="true"/>
                <table:data-pilot-member table:name="673.77" table:display="true" table:show-details="true"/>
                <table:data-pilot-member table:name="1922.89" table:display="true" table:show-details="true"/>
                <table:data-pilot-member table:name="1937.09" table:display="true" table:show-details="true"/>
                <table:data-pilot-member table:name="1972.84" table:display="true" table:show-details="true"/>
                <table:data-pilot-member table:name="1981.42" table:display="true" table:show-details="true"/>
                <table:data-pilot-member table:name="1991.68" table:display="true" table:show-details="true"/>
                <table:data-pilot-member table:name="2011.34" table:display="true" table:show-details="true"/>
                <table:data-pilot-member table:name="2029.23" table:display="true" table:show-details="true"/>
                <table:data-pilot-member table:name="2035.21" table:display="true" table:show-details="true"/>
                <table:data-pilot-member table:name="2050.59" table:display="true" table:show-details="true"/>
                <table:data-pilot-member table:name="208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Level 3'.A3:'Pivot Table - Level 3'.E19" table:buttons="'Pivot Table - Level 3'.A4 'Pivot Table - Level 3'.B3" table:grand-total="none" table:show-filter-button="false" table:drill-down-on-double-click="false">
          <table:source-cell-range table:cell-range-address="'Level 3'.A1:'Level 3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7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4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51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2.0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37" table:display="true" table:show-details="true"/>
                <table:data-pilot-member table:name="2.44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4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9" table:display="true" table:show-details="true"/>
                <table:data-pilot-member table:name="3.97" table:display="true" table:show-details="true"/>
                <table:data-pilot-member table:name="4.2" table:display="true" table:show-details="true"/>
                <table:data-pilot-member table:name="4.28" table:display="true" table:show-details="true"/>
                <table:data-pilot-member table:name="4.3" table:display="true" table:show-details="true"/>
                <table:data-pilot-member table:name="5.57" table:display="true" table:show-details="true"/>
                <table:data-pilot-member table:name="5.6" table:display="true" table:show-details="true"/>
                <table:data-pilot-member table:name="5.62" table:display="true" table:show-details="true"/>
                <table:data-pilot-member table:name="6.06" table:display="true" table:show-details="true"/>
                <table:data-pilot-member table:name="6.08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8" table:display="true" table:show-details="true"/>
                <table:data-pilot-member table:name="6.9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6" table:display="true" table:show-details="true"/>
                <table:data-pilot-member table:name="7.25" table:display="true" table:show-details="true"/>
                <table:data-pilot-member table:name="7.33" table:display="true" table:show-details="true"/>
                <table:data-pilot-member table:name="7.5" table:display="true" table:show-details="true"/>
                <table:data-pilot-member table:name="8.79" table:display="true" table:show-details="true"/>
                <table:data-pilot-member table:name="8.93" table:display="true" table:show-details="true"/>
                <table:data-pilot-member table:name="9.01" table:display="true" table:show-details="true"/>
                <table:data-pilot-member table:name="9.06" table:display="true" table:show-details="true"/>
                <table:data-pilot-member table:name="9.68" table:display="true" table:show-details="true"/>
                <table:data-pilot-member table:name="12.43" table:display="true" table:show-details="true"/>
                <table:data-pilot-member table:name="12.66" table:display="true" table:show-details="true"/>
                <table:data-pilot-member table:name="13.07" table:display="true" table:show-details="true"/>
                <table:data-pilot-member table:name="13.17" table:display="true" table:show-details="true"/>
                <table:data-pilot-member table:name="13.79" table:display="true" table:show-details="true"/>
                <table:data-pilot-member table:name="14.23" table:display="true" table:show-details="true"/>
                <table:data-pilot-member table:name="14.66" table:display="true" table:show-details="true"/>
                <table:data-pilot-member table:name="15.26" table:display="true" table:show-details="true"/>
                <table:data-pilot-member table:name="15.54" table:display="true" table:show-details="true"/>
                <table:data-pilot-member table:name="15.93" table:display="true" table:show-details="true"/>
                <table:data-pilot-member table:name="17.99" table:display="true" table:show-details="true"/>
                <table:data-pilot-member table:name="19.43" table:display="true" table:show-details="true"/>
                <table:data-pilot-member table:name="19.63" table:display="true" table:show-details="true"/>
                <table:data-pilot-member table:name="21.16" table:display="true" table:show-details="true"/>
                <table:data-pilot-member table:name="21.2" table:display="true" table:show-details="true"/>
                <table:data-pilot-member table:name="28.05" table:display="true" table:show-details="true"/>
                <table:data-pilot-member table:name="28.77" table:display="true" table:show-details="true"/>
                <table:data-pilot-member table:name="29.26" table:display="true" table:show-details="true"/>
                <table:data-pilot-member table:name="30.62" table:display="true" table:show-details="true"/>
                <table:data-pilot-member table:name="32.33" table:display="true" table:show-details="true"/>
                <table:data-pilot-member table:name="32.92" table:display="true" table:show-details="true"/>
                <table:data-pilot-member table:name="33.31" table:display="true" table:show-details="true"/>
                <table:data-pilot-member table:name="34.63" table:display="true" table:show-details="true"/>
                <table:data-pilot-member table:name="34.68" table:display="true" table:show-details="true"/>
                <table:data-pilot-member table:name="35.63" table:display="true" table:show-details="true"/>
                <table:data-pilot-member table:name="39.33" table:display="true" table:show-details="true"/>
                <table:data-pilot-member table:name="40.13" table:display="true" table:show-details="true"/>
                <table:data-pilot-member table:name="51.59" table:display="true" table:show-details="true"/>
                <table:data-pilot-member table:name="56.51" table:display="true" table:show-details="true"/>
                <table:data-pilot-member table:name="58.32" table:display="true" table:show-details="true"/>
                <table:data-pilot-member table:name="61.98" table:display="true" table:show-details="true"/>
                <table:data-pilot-member table:name="65.78" table:display="true" table:show-details="true"/>
                <table:data-pilot-member table:name="68.71" table:display="true" table:show-details="true"/>
                <table:data-pilot-member table:name="70.74" table:display="true" table:show-details="true"/>
                <table:data-pilot-member table:name="79.21" table:display="true" table:show-details="true"/>
                <table:data-pilot-member table:name="79.92" table:display="true" table:show-details="true"/>
                <table:data-pilot-member table:name="90.23" table:display="true" table:show-details="true"/>
                <table:data-pilot-member table:name="141.94" table:display="true" table:show-details="true"/>
                <table:data-pilot-member table:name="143.46" table:display="true" table:show-details="true"/>
                <table:data-pilot-member table:name="147.23" table:display="true" table:show-details="true"/>
                <table:data-pilot-member table:name="148.13" table:display="true" table:show-details="true"/>
                <table:data-pilot-member table:name="149.55" table:display="true" table:show-details="true"/>
                <table:data-pilot-member table:name="155.22" table:display="true" table:show-details="true"/>
                <table:data-pilot-member table:name="157.94" table:display="true" table:show-details="true"/>
                <table:data-pilot-member table:name="161.98" table:display="true" table:show-details="true"/>
                <table:data-pilot-member table:name="162.49" table:display="true" table:show-details="true"/>
                <table:data-pilot-member table:name="162.7" table:display="true" table:show-details="true"/>
                <table:data-pilot-member table:name="163.01" table:display="true" table:show-details="true"/>
                <table:data-pilot-member table:name="163.76" table:display="true" table:show-details="true"/>
                <table:data-pilot-member table:name="164.09" table:display="true" table:show-details="true"/>
                <table:data-pilot-member table:name="168.86" table:display="true" table:show-details="true"/>
                <table:data-pilot-member table:name="168.91" table:display="true" table:show-details="true"/>
                <table:data-pilot-member table:name="169.65" table:display="true" table:show-details="true"/>
                <table:data-pilot-member table:name="169.94" table:display="true" table:show-details="true"/>
                <table:data-pilot-member table:name="170.87" table:display="true" table:show-details="true"/>
                <table:data-pilot-member table:name="172.72" table:display="true" table:show-details="true"/>
                <table:data-pilot-member table:name="248.24" table:display="true" table:show-details="true"/>
                <table:data-pilot-member table:name="248.58" table:display="true" table:show-details="true"/>
                <table:data-pilot-member table:name="249.03" table:display="true" table:show-details="true"/>
                <table:data-pilot-member table:name="254.31" table:display="true" table:show-details="true"/>
                <table:data-pilot-member table:name="255.68" table:display="true" table:show-details="true"/>
                <table:data-pilot-member table:name="257.12" table:display="true" table:show-details="true"/>
                <table:data-pilot-member table:name="257.43" table:display="true" table:show-details="true"/>
                <table:data-pilot-member table:name="257.81" table:display="true" table:show-details="true"/>
                <table:data-pilot-member table:name="258.1" table:display="true" table:show-details="true"/>
                <table:data-pilot-member table:name="258.33" table:display="true" table:show-details="true"/>
                <table:data-pilot-member table:name="327.16" table:display="true" table:show-details="true"/>
                <table:data-pilot-member table:name="345.9" table:display="true" table:show-details="true"/>
                <table:data-pilot-member table:name="699.98" table:display="true" table:show-details="true"/>
                <table:data-pilot-member table:name="704.08" table:display="true" table:show-details="true"/>
                <table:data-pilot-member table:name="704.1" table:display="true" table:show-details="true"/>
                <table:data-pilot-member table:name="707.86" table:display="true" table:show-details="true"/>
                <table:data-pilot-member table:name="708.5" table:display="true" table:show-details="true"/>
                <table:data-pilot-member table:name="716.51" table:display="true" table:show-details="true"/>
                <table:data-pilot-member table:name="717.09" table:display="true" table:show-details="true"/>
                <table:data-pilot-member table:name="732.86" table:display="true" table:show-details="true"/>
                <table:data-pilot-member table:name="736.28" table:display="true" table:show-details="true"/>
                <table:data-pilot-member table:name="751.32" table:display="true" table:show-details="true"/>
                <table:data-pilot-member table:name="1317.7" table:display="true" table:show-details="true"/>
                <table:data-pilot-member table:name="1318.5" table:display="true" table:show-details="true"/>
                <table:data-pilot-member table:name="1342.29" table:display="true" table:show-details="true"/>
                <table:data-pilot-member table:name="1344.34" table:display="true" table:show-details="true"/>
                <table:data-pilot-member table:name="1349.22" table:display="true" table:show-details="true"/>
                <table:data-pilot-member table:name="1395.19" table:display="true" table:show-details="true"/>
                <table:data-pilot-member table:name="1398.06" table:display="true" table:show-details="true"/>
                <table:data-pilot-member table:name="1417.14" table:display="true" table:show-details="true"/>
                <table:data-pilot-member table:name="1419.45" table:display="true" table:show-details="true"/>
                <table:data-pilot-member table:name="142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03T03:14:36</meta:creation-date>
    <dc:date>2013-01-03T15:26:04</dc:date>
    <dc:creator>Phiri </dc:creator>
    <meta:editing-duration>PT14M6S</meta:editing-duration>
    <meta:editing-cycles>19</meta:editing-cycles>
    <meta:generator>LibreOffice/3.5$Linux_x86 LibreOffice_project/350m1$Build-2</meta:generator>
    <meta:document-statistic meta:table-count="6" meta:cell-count="7114" meta:object-count="0"/>
  </office:meta>
</office:document-meta>
</file>